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34.38mm"/>
    </style:style>
    <style:style style:name="co3" style:family="table-column">
      <style:table-column-properties fo:break-before="auto" style:column-width="24.84mm"/>
    </style:style>
    <style:style style:name="co4" style:family="table-column">
      <style:table-column-properties fo:break-before="auto" style:column-width="36.42mm"/>
    </style:style>
    <style:style style:name="co5" style:family="table-column">
      <style:table-column-properties fo:break-before="auto" style:column-width="2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3.5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13.79mm"/>
    </style:style>
    <style:style style:name="co13" style:family="table-column">
      <style:table-column-properties fo:break-before="auto" style:column-width="6.23mm"/>
    </style:style>
    <style:style style:name="co14" style:family="table-column">
      <style:table-column-properties fo:break-before="auto" style:column-width="14.99mm"/>
    </style:style>
    <style:style style:name="co15" style:family="table-column">
      <style:table-column-properties fo:break-before="auto" style:column-width="41.93mm"/>
    </style:style>
    <style:style style:name="co16" style:family="table-column">
      <style:table-column-properties fo:break-before="auto" style:column-width="31.03mm"/>
    </style:style>
    <style:style style:name="co17" style:family="table-column">
      <style:table-column-properties fo:break-before="auto" style:column-width="26.49mm"/>
    </style:style>
    <style:style style:name="co18" style:family="table-column">
      <style:table-column-properties fo:break-before="auto" style:column-width="35.12mm"/>
    </style:style>
    <style:style style:name="co19" style:family="table-column">
      <style:table-column-properties fo:break-before="auto" style:column-width="29.49mm"/>
    </style:style>
    <style:style style:name="co20" style:family="table-column">
      <style:table-column-properties fo:break-before="auto" style:column-width="25.4mm"/>
    </style:style>
    <style:style style:name="co21" style:family="table-column">
      <style:table-column-properties fo:break-before="auto" style:column-width="30.3mm"/>
    </style:style>
    <style:style style:name="co22" style:family="table-column">
      <style:table-column-properties fo:break-before="auto" style:column-width="32.95mm"/>
    </style:style>
    <style:style style:name="co23" style:family="table-column">
      <style:table-column-properties fo:break-before="auto" style:column-width="12.52mm"/>
    </style:style>
    <style:style style:name="co24" style:family="table-column">
      <style:table-column-properties fo:break-before="auto" style:column-width="13.56mm"/>
    </style:style>
    <style:style style:name="co25" style:family="table-column">
      <style:table-column-properties fo:break-before="auto" style:column-width="28.05mm"/>
    </style:style>
    <style:style style:name="co26" style:family="table-column">
      <style:table-column-properties fo:break-before="auto" style:column-width="30.94mm"/>
    </style:style>
    <style:style style:name="co27" style:family="table-column">
      <style:table-column-properties fo:break-before="auto" style:column-width="29.37mm"/>
    </style:style>
    <style:style style:name="co28" style:family="table-column">
      <style:table-column-properties fo:break-before="auto" style:column-width="41.86mm"/>
    </style:style>
    <style:style style:name="co29" style:family="table-column">
      <style:table-column-properties fo:break-before="auto" style:column-width="37.78mm"/>
    </style:style>
    <style:style style:name="co30" style:family="table-column">
      <style:table-column-properties fo:break-before="auto" style:column-width="19.61mm"/>
    </style:style>
    <style:style style:name="co31" style:family="table-column">
      <style:table-column-properties fo:break-before="auto" style:column-width="23.3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170.2mm"/>
    </style:style>
    <style:style style:name="co34" style:family="table-column">
      <style:table-column-properties fo:break-before="auto" style:column-width="16.99mm"/>
    </style:style>
    <style:style style:name="co35" style:family="table-column">
      <style:table-column-properties fo:break-before="auto" style:column-width="21.43mm"/>
    </style:style>
    <style:style style:name="co36" style:family="table-column">
      <style:table-column-properties fo:break-before="auto" style:column-width="4.89mm"/>
    </style:style>
    <style:style style:name="co37" style:family="table-column">
      <style:table-column-properties fo:break-before="auto" style:column-width="15.15mm"/>
    </style:style>
    <style:style style:name="co38" style:family="table-column">
      <style:table-column-properties fo:break-before="auto" style:column-width="182.1mm"/>
    </style:style>
    <style:style style:name="co39" style:family="table-column">
      <style:table-column-properties fo:break-before="auto" style:column-width="18.84mm"/>
    </style:style>
    <style:style style:name="co40" style:family="table-column">
      <style:table-column-properties fo:break-before="auto" style:column-width="166.79mm"/>
    </style:style>
    <style:style style:name="co41" style:family="table-column">
      <style:table-column-properties fo:break-before="auto" style:column-width="29.95mm"/>
    </style:style>
    <style:style style:name="co42" style:family="table-column">
      <style:table-column-properties fo:break-before="auto" style:column-width="30.97mm"/>
    </style:style>
    <style:style style:name="co43" style:family="table-column">
      <style:table-column-properties fo:break-before="auto" style:column-width="35.4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117">
      <style:table-cell-properties fo:border="0.06pt solid #000000"/>
    </style:style>
    <style:style style:name="ce6" style:family="table-cell" style:parent-style-name="Default" style:data-style-name="N116">
      <style:table-cell-properties fo:border="0.06pt solid #000000"/>
      <style:map style:condition="cell-content()&lt;1" style:apply-style-name="slow" style:base-cell-address="analyse.E5"/>
      <style:map style:condition="cell-content()&gt;=1" style:apply-style-name="fast" style:base-cell-address="analyse.E5"/>
    </style:style>
    <style:style style:name="ce7" style:family="table-cell" style:parent-style-name="Default" style:data-style-name="N120">
      <style:table-cell-properties fo:border="0.06pt solid #000000"/>
      <style:map style:condition="cell-content()&gt;=-0.02" style:apply-style-name="fast" style:base-cell-address="analyse.E29"/>
      <style:map style:condition="cell-content()&lt;=-0.02" style:apply-style-name="slow" style:base-cell-address="analyse.E29"/>
    </style:style>
    <style:style style:name="ce8" style:family="table-cell" style:parent-style-name="Default" style:data-style-name="N120">
      <style:table-cell-properties fo:border="0.06pt solid #000000"/>
      <style:map style:condition="cell-content()&lt;0" style:apply-style-name="fast" style:base-cell-address="analyse.F29"/>
      <style:map style:condition="cell-content()&gt;0" style:apply-style-name="slow" style:base-cell-address="analyse.F29"/>
    </style:style>
    <style:style style:name="ce9" style:family="table-cell" style:parent-style-name="Default" style:data-style-name="N116">
      <style:table-cell-properties style:text-align-source="fix" style:repeat-content="false" fo:border="0.06pt solid #000000"/>
      <style:paragraph-properties fo:text-align="end" fo:margin-left="0mm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 style:data-style-name="N2">
      <style:table-cell-properties fo:background-color="#ffffcc" fo:border="0.06pt solid #000000"/>
    </style:style>
    <style:style style:name="ce12" style:family="table-cell" style:parent-style-name="Default" style:data-style-name="N117">
      <style:table-cell-properties fo:background-color="#ffffcc" fo:border="0.06pt solid #000000"/>
    </style:style>
    <style:style style:name="ce13" style:family="table-cell" style:parent-style-name="Default" style:data-style-name="N116">
      <style:table-cell-properties fo:border="0.06pt solid #000000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cfe7f5"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e6e6e6" fo:border="0.06pt solid #000000"/>
    </style:style>
    <style:style style:name="ce18" style:family="table-cell" style:parent-style-name="Default" style:data-style-name="N2">
      <style:table-cell-properties fo:background-color="#99ccff" fo:border="0.06pt solid #000000"/>
    </style:style>
    <style:style style:name="ce19" style:family="table-cell" style:parent-style-name="Default" style:data-style-name="N2">
      <style:table-cell-properties fo:background-color="#ffff99" fo:border="0.06pt solid #000000"/>
    </style:style>
    <style:style style:name="ce20" style:family="table-cell" style:parent-style-name="Default" style:data-style-name="N117">
      <style:table-cell-properties fo:background-color="#e6e6e6" fo:border="0.06pt solid #000000"/>
    </style:style>
    <style:style style:name="ce21" style:family="table-cell" style:parent-style-name="Default" style:data-style-name="N117">
      <style:table-cell-properties fo:background-color="#99ccff" fo:border="0.06pt solid #000000"/>
    </style:style>
    <style:style style:name="ce22" style:family="table-cell" style:parent-style-name="Default" style:data-style-name="N117">
      <style:table-cell-properties fo:background-color="#ffff99" fo:border="0.06pt solid #000000"/>
    </style:style>
    <style:style style:name="ce23" style:family="table-cell" style:parent-style-name="Default" style:data-style-name="N115">
      <style:table-cell-properties fo:background-color="#e6e6e6" fo:border="0.06pt solid #000000"/>
    </style:style>
    <style:style style:name="ce24" style:family="table-cell" style:parent-style-name="Default" style:data-style-name="N115">
      <style:table-cell-properties fo:background-color="#99ccff" fo:border="0.06pt solid #000000"/>
    </style:style>
    <style:style style:name="ce25" style:family="table-cell" style:parent-style-name="Default" style:data-style-name="N115">
      <style:table-cell-properties fo:background-color="#ffff99" fo:border="0.06pt solid #000000"/>
    </style:style>
    <style:style style:name="ce26" style:family="table-cell" style:parent-style-name="Default" style:data-style-name="N120">
      <style:table-cell-properties fo:background-color="#e6e6e6" fo:border="0.06pt solid #000000"/>
    </style:style>
    <style:style style:name="ce27" style:family="table-cell" style:parent-style-name="Default" style:data-style-name="N120">
      <style:table-cell-properties fo:background-color="#99ccff" fo:border="0.06pt solid #000000"/>
    </style:style>
    <style:style style:name="ce28" style:family="table-cell" style:parent-style-name="Default" style:data-style-name="N120">
      <style:table-cell-properties fo:background-color="#ffff99" fo:border="0.06pt solid 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7" table:number-rows-spanned="1">
            <text:p>Durée d'exécution (s)</text:p>
          </table:table-cell>
          <table:covered-table-cell table:number-columns-repeated="6" table:style-name="ce29"/>
          <table:table-cell/>
          <table:table-cell table:style-name="ce29" office:value-type="string" calcext:value-type="string" table:number-columns-spanned="3" table:number-rows-spanned="1">
            <text:p>Palmarès durée d'exécution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Acc. Phys.</text:p>
          </table:table-cell>
          <table:table-cell table:style-name="ce3" office:value-type="string" calcext:value-type="string">
            <office:annotation office:display="true" draw:style-name="gr1" draw:text-style-name="P2" svg:width="41mm" svg:height="9.91mm" svg:x="198.56mm" svg:y="8.3mm" draw:caption-point-x="-5.75mm" draw:caption-point-y="13.33mm">
              <dc:date>2013-10-08T00:00:00</dc:date>
              <text:p text:style-name="P1"><text:span text:style-name="T1">Vert : accélération</text:span></text:p>
              <text:p text:style-name="P1"><text:span text:style-name="T1">Rouge : ralentissement</text:span></text:p>
            </office:annotation>
            <text:p>Acc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urée (s)</text:p>
          </table:table-cell>
          <table:table-cell table:style-name="ce1" office:value-type="string" calcext:value-type="string">
            <office:annotation office:display="true" draw:style-name="gr2" draw:text-style-name="P2" svg:width="61.13mm" svg:height="13.86mm" svg:x="336.21mm" svg:y="7.06mm" draw:caption-point-x="-7.63mm" draw:caption-point-y="14.57mm">
              <dc:date>2012-10-11T00:00:00</dc:date>
              <text:p text:style-name="P1"><text:span text:style-name="T1">Pour trier : sélectionner la plage en </text:span><text:span text:style-name="T1">jaune, puis Données-&gt;Trier, </text:span><text:span text:style-name="T1">sélectionner la colonne et l'ordre</text:span></text:p>
            </office:annotation>
            <text:p>ratio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M$8]" office:value-type="float" office:value="0.000004" calcext:value-type="float">
            <text:p>0,00</text:p>
          </table:table-cell>
          <table:table-cell table:style-name="ce4" table:formula="of:=[$calcul.$M22]" office:value-type="float" office:value="0.000018" calcext:value-type="float">
            <text:p>0,00</text:p>
          </table:table-cell>
          <table:table-cell table:style-name="ce4" table:formula="of:=[$calcul.$M15]" office:value-type="float" office:value="0.000004" calcext:value-type="float">
            <text:p>0,00</text:p>
          </table:table-cell>
          <table:table-cell table:style-name="ce6" table:formula="of:=[.D7]/[.E7]" office:value-type="float" office:value="0.222222222222222" calcext:value-type="float">
            <text:p>0,2</text:p>
          </table:table-cell>
          <table:table-cell table:style-name="ce6" table:formula="of:=[.D7]/[.F7]" office:value-type="float" office:value="1" calcext:value-type="float">
            <text:p>1,0</text:p>
          </table:table-cell>
          <table:table-cell table:style-name="ce9" table:formula="of:=IF([.G7]-[.H7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7]" office:value-type="string" office:string-value="fast" calcext:value-type="string">
            <text:p>fast</text:p>
          </table:table-cell>
          <table:table-cell table:style-name="ce11" table:formula="of:=[$analyse.$E$7]" office:value-type="float" office:value="0.000018" calcext:value-type="float">
            <text:p>0,00</text:p>
          </table:table-cell>
          <table:table-cell table:style-name="ce4" table:formula="of:=[.$L$7]/[.L7]" office:value-type="float" office:value="1" calcext:value-type="float">
            <text:p>1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M$9]" office:value-type="float" office:value="0.527578" calcext:value-type="float">
            <text:p>0,53</text:p>
          </table:table-cell>
          <table:table-cell table:style-name="ce4" table:formula="of:=[$calcul.$M23]" office:value-type="float" office:value="0.268419" calcext:value-type="float">
            <text:p>0,27</text:p>
          </table:table-cell>
          <table:table-cell table:style-name="ce4" table:formula="of:=[$calcul.$M16]" office:value-type="float" office:value="0.511576" calcext:value-type="float">
            <text:p>0,51</text:p>
          </table:table-cell>
          <table:table-cell table:style-name="ce6" table:formula="of:=[.D8]/[.E8]" office:value-type="float" office:value="1.96550169697376" calcext:value-type="float">
            <text:p>2,0</text:p>
          </table:table-cell>
          <table:table-cell table:style-name="ce6" table:formula="of:=[.D8]/[.F8]" office:value-type="float" office:value="1.03127980984253" calcext:value-type="float">
            <text:p>1,0</text:p>
          </table:table-cell>
          <table:table-cell table:style-name="ce9" table:formula="of:=IF([.G8]-[.H8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8]" office:value-type="string" office:string-value="slow_a" calcext:value-type="string">
            <text:p>slow_a</text:p>
          </table:table-cell>
          <table:table-cell table:style-name="ce11" table:formula="of:=[$analyse.$E$8]" office:value-type="float" office:value="0.268419" calcext:value-type="float">
            <text:p>0,27</text:p>
          </table:table-cell>
          <table:table-cell table:style-name="ce4" table:formula="of:=[.$L$7]/[.L8]" office:value-type="float" office:value="0.0000670593363361014" calcext:value-type="float">
            <text:p>0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M$10]" office:value-type="float" office:value="0.753023" calcext:value-type="float">
            <text:p>0,75</text:p>
          </table:table-cell>
          <table:table-cell table:style-name="ce4" table:formula="of:=[$calcul.$M24]" office:value-type="float" office:value="1.702465" calcext:value-type="float">
            <text:p>1,70</text:p>
          </table:table-cell>
          <table:table-cell table:style-name="ce4" table:formula="of:=[$calcul.$M17]" office:value-type="float" office:value="1.483448" calcext:value-type="float">
            <text:p>1,48</text:p>
          </table:table-cell>
          <table:table-cell table:style-name="ce6" table:formula="of:=[.D9]/[.E9]" office:value-type="float" office:value="0.442313351522645" calcext:value-type="float">
            <text:p>0,4</text:p>
          </table:table-cell>
          <table:table-cell table:style-name="ce6" table:formula="of:=[.D9]/[.F9]" office:value-type="float" office:value="0.507616714573076" calcext:value-type="float">
            <text:p>0,5</text:p>
          </table:table-cell>
          <table:table-cell table:style-name="ce9" table:formula="of:=IF([.G9]-[.H9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9]" office:value-type="string" office:string-value="slow_b" calcext:value-type="string">
            <text:p>slow_b</text:p>
          </table:table-cell>
          <table:table-cell table:style-name="ce11" table:formula="of:=[$analyse.$E$9]" office:value-type="float" office:value="1.702465" calcext:value-type="float">
            <text:p>1,70</text:p>
          </table:table-cell>
          <table:table-cell table:style-name="ce4" table:formula="of:=[.$L$7]/[.L9]" office:value-type="float" office:value="0.0000105729045824731" calcext:value-type="float">
            <text:p>0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M$11]" office:value-type="float" office:value="3.195512" calcext:value-type="float">
            <text:p>3,20</text:p>
          </table:table-cell>
          <table:table-cell table:style-name="ce4" table:formula="of:=[$calcul.$M25]" office:value-type="float" office:value="12.294574" calcext:value-type="float">
            <text:p>12,29</text:p>
          </table:table-cell>
          <table:table-cell table:style-name="ce4" table:formula="of:=[$calcul.$M18]" office:value-type="float" office:value="2.557686" calcext:value-type="float">
            <text:p>2,56</text:p>
          </table:table-cell>
          <table:table-cell table:style-name="ce6" table:formula="of:=[.D10]/[.E10]" office:value-type="float" office:value="0.259912380860044" calcext:value-type="float">
            <text:p>0,3</text:p>
          </table:table-cell>
          <table:table-cell table:style-name="ce6" table:formula="of:=[.D10]/[.F10]" office:value-type="float" office:value="1.24937619395031" calcext:value-type="float">
            <text:p>1,2</text:p>
          </table:table-cell>
          <table:table-cell table:style-name="ce9" table:formula="of:=IF([.G10]-[.H10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0]" office:value-type="string" office:string-value="slow_c" calcext:value-type="string">
            <text:p>slow_c</text:p>
          </table:table-cell>
          <table:table-cell table:style-name="ce11" table:formula="of:=[$analyse.$E$10]" office:value-type="float" office:value="12.294574" calcext:value-type="float">
            <text:p>12,29</text:p>
          </table:table-cell>
          <table:table-cell table:style-name="ce4" table:formula="of:=[.$L$7]/[.L10]" office:value-type="float" office:value="0.00000146406048717101" calcext:value-type="float">
            <text:p>0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M$12]" office:value-type="float" office:value="6.335589" calcext:value-type="float">
            <text:p>6,34</text:p>
          </table:table-cell>
          <table:table-cell table:style-name="ce4" table:formula="of:=[$calcul.$M26]" office:value-type="float" office:value="33.168178" calcext:value-type="float">
            <text:p>33,17</text:p>
          </table:table-cell>
          <table:table-cell table:style-name="ce4" table:formula="of:=[$calcul.$M19]" office:value-type="float" office:value="37.6475" calcext:value-type="float">
            <text:p>37,65</text:p>
          </table:table-cell>
          <table:table-cell table:style-name="ce6" table:formula="of:=[.D11]/[.E11]" office:value-type="float" office:value="0.191014079820725" calcext:value-type="float">
            <text:p>0,2</text:p>
          </table:table-cell>
          <table:table-cell table:style-name="ce6" table:formula="of:=[.D11]/[.F11]" office:value-type="float" office:value="0.168287110697921" calcext:value-type="float">
            <text:p>0,2</text:p>
          </table:table-cell>
          <table:table-cell table:style-name="ce9" table:formula="of:=IF([.G11]-[.H11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11]" office:value-type="string" office:string-value="slow_d" calcext:value-type="string">
            <text:p>slow_d</text:p>
          </table:table-cell>
          <table:table-cell table:style-name="ce11" table:formula="of:=[$analyse.$E$11]" office:value-type="float" office:value="33.168178" calcext:value-type="float">
            <text:p>33,17</text:p>
          </table:table-cell>
          <table:table-cell table:style-name="ce4" table:formula="of:=[.$L$7]/[.L11]" office:value-type="float" office:value="0.000000542688838681462" calcext:value-type="float">
            <text:p>0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M$13]" office:value-type="float" office:value="1.751319" calcext:value-type="float">
            <text:p>1,75</text:p>
          </table:table-cell>
          <table:table-cell table:style-name="ce4" table:formula="of:=[$calcul.$M27]" office:value-type="float" office:value="1.892999" calcext:value-type="float">
            <text:p>1,89</text:p>
          </table:table-cell>
          <table:table-cell table:style-name="ce4" table:formula="of:=[$calcul.$M20]" office:value-type="float" office:value="1.218746" calcext:value-type="float">
            <text:p>1,22</text:p>
          </table:table-cell>
          <table:table-cell table:style-name="ce6" table:formula="of:=[.D12]/[.E12]" office:value-type="float" office:value="0.925155797757949" calcext:value-type="float">
            <text:p>0,9</text:p>
          </table:table-cell>
          <table:table-cell table:style-name="ce6" table:formula="of:=[.D12]/[.F12]" office:value-type="float" office:value="1.43698440856421" calcext:value-type="float">
            <text:p>1,4</text:p>
          </table:table-cell>
          <table:table-cell table:style-name="ce9" table:formula="of:=IF([.G12]-[.H12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2]" office:value-type="string" office:string-value="slow_e" calcext:value-type="string">
            <text:p>slow_e</text:p>
          </table:table-cell>
          <table:table-cell table:style-name="ce11" table:formula="of:=[$analyse.$E$12]" office:value-type="float" office:value="1.892999" calcext:value-type="float">
            <text:p>1,89</text:p>
          </table:table-cell>
          <table:table-cell table:style-name="ce4" table:formula="of:=[.$L$7]/[.L12]" office:value-type="float" office:value="0.00000950872134639268" calcext:value-type="float">
            <text:p>0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M$14]" office:value-type="float" office:value="0.130611" calcext:value-type="float">
            <text:p>0,13</text:p>
          </table:table-cell>
          <table:table-cell table:style-name="ce4" table:formula="of:=[$calcul.$M28]" office:value-type="float" office:value="0.092139" calcext:value-type="float">
            <text:p>0,09</text:p>
          </table:table-cell>
          <table:table-cell table:style-name="ce4" table:formula="of:=[$calcul.$M21]" office:value-type="float" office:value="0.125804" calcext:value-type="float">
            <text:p>0,13</text:p>
          </table:table-cell>
          <table:table-cell table:style-name="ce6" table:formula="of:=[.D13]/[.E13]" office:value-type="float" office:value="1.41754305994204" calcext:value-type="float">
            <text:p>1,4</text:p>
          </table:table-cell>
          <table:table-cell table:style-name="ce6" table:formula="of:=[.D13]/[.F13]" office:value-type="float" office:value="1.03821023178913" calcext:value-type="float">
            <text:p>1,0</text:p>
          </table:table-cell>
          <table:table-cell table:style-name="ce9" table:formula="of:=IF([.G13]-[.H13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13]" office:value-type="string" office:string-value="slow_f" calcext:value-type="string">
            <text:p>slow_f</text:p>
          </table:table-cell>
          <table:table-cell table:style-name="ce11" table:formula="of:=[$analyse.$E$13]" office:value-type="float" office:value="0.092139" calcext:value-type="float">
            <text:p>0,09</text:p>
          </table:table-cell>
          <table:table-cell table:style-name="ce4" table:formula="of:=[.$L$7]/[.L13]" office:value-type="float" office:value="0.000195357014944812" calcext:value-type="float">
            <text:p>0,00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7" table:number-rows-spanned="1">
            <text:p>Instruction par cycle</text:p>
          </table:table-cell>
          <table:covered-table-cell table:number-columns-repeated="6"/>
          <table:table-cell/>
          <table:table-cell table:style-name="ce29" office:value-type="string" calcext:value-type="string" table:number-columns-spanned="3" table:number-rows-spanned="1">
            <text:p>Palmarès instruction par cycle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41.35mm" svg:height="9.91mm" svg:x="197.87mm" svg:y="66.34mm" draw:caption-point-x="-5.06mm" draw:caption-point-y="13.52mm">
              <dc:date>2013-10-08T00:00:00</dc:date>
              <text:p text:style-name="P1"><text:span text:style-name="T1">Vert : meilleur IPC</text:span></text:p>
              <text:p text:style-name="P1"><text:span text:style-name="T1">Rouge : diminution IPC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IPC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K$8]" office:value-type="float" office:value="2.42677642149005" calcext:value-type="float">
            <text:p>2,43</text:p>
          </table:table-cell>
          <table:table-cell table:style-name="ce4" table:formula="of:=[$calcul.$K22]" office:value-type="float" office:value="1.20306036589353" calcext:value-type="float">
            <text:p>1,20</text:p>
          </table:table-cell>
          <table:table-cell table:style-name="ce4" table:formula="of:=[$calcul.$K15]" office:value-type="float" office:value="1.20353530004514" calcext:value-type="float">
            <text:p>1,20</text:p>
          </table:table-cell>
          <table:table-cell table:style-name="ce7" table:formula="of:=([.E20]-[.$D20])/[.E20]" office:value-type="percentage" office:value="-1.01716928783341" calcext:value-type="percentage">
            <text:p>-102%</text:p>
          </table:table-cell>
          <table:table-cell table:style-name="ce7" table:formula="of:=([.F20]-[.$D20])/[.F20]" office:value-type="percentage" office:value="-1.01637328078291" calcext:value-type="percentage">
            <text:p>-102%</text:p>
          </table:table-cell>
          <table:table-cell table:style-name="ce9" table:formula="of:=IF([.G20]-[.H20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0]" office:value-type="string" office:string-value="fast" calcext:value-type="string">
            <text:p>fast</text:p>
          </table:table-cell>
          <table:table-cell table:style-name="ce11" table:formula="of:=[$analyse.$E$20]" office:value-type="float" office:value="1.20306036589353" calcext:value-type="float">
            <text:p>1,20</text:p>
          </table:table-cell>
          <table:table-cell table:style-name="ce13" table:formula="of:=[.L20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8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K$9]" office:value-type="float" office:value="2.95420220531812" calcext:value-type="float">
            <text:p>2,95</text:p>
          </table:table-cell>
          <table:table-cell table:style-name="ce4" table:formula="of:=[$calcul.$K23]" office:value-type="float" office:value="2.63355656538301" calcext:value-type="float">
            <text:p>2,63</text:p>
          </table:table-cell>
          <table:table-cell table:style-name="ce4" table:formula="of:=[$calcul.$K16]" office:value-type="float" office:value="1.49578024820426" calcext:value-type="float">
            <text:p>1,50</text:p>
          </table:table-cell>
          <table:table-cell table:style-name="ce7" table:formula="of:=([.E21]-[.$D21])/[.E21]" office:value-type="percentage" office:value="-0.121753845787805" calcext:value-type="percentage">
            <text:p>-12%</text:p>
          </table:table-cell>
          <table:table-cell table:style-name="ce7" table:formula="of:=([.F21]-[.$D21])/[.F21]" office:value-type="percentage" office:value="-0.975024211520872" calcext:value-type="percentage">
            <text:p>-98%</text:p>
          </table:table-cell>
          <table:table-cell table:style-name="ce9" table:formula="of:=IF([.G21]-[.H21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1]" office:value-type="string" office:string-value="slow_a" calcext:value-type="string">
            <text:p>slow_a</text:p>
          </table:table-cell>
          <table:table-cell table:style-name="ce11" table:formula="of:=[$analyse.$E$21]" office:value-type="float" office:value="2.63355656538301" calcext:value-type="float">
            <text:p>2,63</text:p>
          </table:table-cell>
          <table:table-cell table:style-name="ce13" table:formula="of:=[.L21]/[.$L$20]" office:value-type="float" office:value="2.18904773197065" calcext:value-type="float">
            <text:p>2,2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9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K$10]" office:value-type="float" office:value="1.49774542562168" calcext:value-type="float">
            <text:p>1,50</text:p>
          </table:table-cell>
          <table:table-cell table:style-name="ce4" table:formula="of:=[$calcul.$K24]" office:value-type="float" office:value="0.199184938295108" calcext:value-type="float">
            <text:p>0,20</text:p>
          </table:table-cell>
          <table:table-cell table:style-name="ce4" table:formula="of:=[$calcul.$K17]" office:value-type="float" office:value="0.392876280971989" calcext:value-type="float">
            <text:p>0,39</text:p>
          </table:table-cell>
          <table:table-cell table:style-name="ce7" table:formula="of:=([.E22]-[.$D22])/[.E22]" office:value-type="percentage" office:value="-6.51937088437205" calcext:value-type="percentage">
            <text:p>-652%</text:p>
          </table:table-cell>
          <table:table-cell table:style-name="ce7" table:formula="of:=([.F22]-[.$D22])/[.F22]" office:value-type="percentage" office:value="-2.81225718670572" calcext:value-type="percentage">
            <text:p>-281%</text:p>
          </table:table-cell>
          <table:table-cell table:style-name="ce9" table:formula="of:=IF([.G22]-[.H22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2]" office:value-type="string" office:string-value="slow_b" calcext:value-type="string">
            <text:p>slow_b</text:p>
          </table:table-cell>
          <table:table-cell table:style-name="ce11" table:formula="of:=[$analyse.$E$22]" office:value-type="float" office:value="0.199184938295108" calcext:value-type="float">
            <text:p>0,20</text:p>
          </table:table-cell>
          <table:table-cell table:style-name="ce13" table:formula="of:=[.L22]/[.$L$20]" office:value-type="float" office:value="0.16556520681917" calcext:value-type="float">
            <text:p>0,2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0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K$11]" office:value-type="float" office:value="0.40111247945584" calcext:value-type="float">
            <text:p>0,40</text:p>
          </table:table-cell>
          <table:table-cell table:style-name="ce4" table:formula="of:=[$calcul.$K25]" office:value-type="float" office:value="0.0503472360223648" calcext:value-type="float">
            <text:p>0,05</text:p>
          </table:table-cell>
          <table:table-cell table:style-name="ce4" table:formula="of:=[$calcul.$K18]" office:value-type="float" office:value="0.191040098216741" calcext:value-type="float">
            <text:p>0,19</text:p>
          </table:table-cell>
          <table:table-cell table:style-name="ce7" table:formula="of:=([.E23]-[.$D23])/[.E23]" office:value-type="percentage" office:value="-6.96692154615322" calcext:value-type="percentage">
            <text:p>-697%</text:p>
          </table:table-cell>
          <table:table-cell table:style-name="ce7" table:formula="of:=([.F23]-[.$D23])/[.F23]" office:value-type="percentage" office:value="-1.09962454584149" calcext:value-type="percentage">
            <text:p>-110%</text:p>
          </table:table-cell>
          <table:table-cell table:style-name="ce9" table:formula="of:=IF([.G23]-[.H23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3]" office:value-type="string" office:string-value="slow_c" calcext:value-type="string">
            <text:p>slow_c</text:p>
          </table:table-cell>
          <table:table-cell table:style-name="ce11" table:formula="of:=[$analyse.$E$23]" office:value-type="float" office:value="0.0503472360223648" calcext:value-type="float">
            <text:p>0,05</text:p>
          </table:table-cell>
          <table:table-cell table:style-name="ce13" table:formula="of:=[.L23]/[.$L$20]" office:value-type="float" office:value="0.041849301539388" calcext:value-type="float">
            <text:p>0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1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K$12]" office:value-type="float" office:value="0.459085239167605" calcext:value-type="float">
            <text:p>0,46</text:p>
          </table:table-cell>
          <table:table-cell table:style-name="ce4" table:formula="of:=[$calcul.$K26]" office:value-type="float" office:value="0.151748950340497" calcext:value-type="float">
            <text:p>0,15</text:p>
          </table:table-cell>
          <table:table-cell table:style-name="ce4" table:formula="of:=[$calcul.$K19]" office:value-type="float" office:value="0.306901402661809" calcext:value-type="float">
            <text:p>0,31</text:p>
          </table:table-cell>
          <table:table-cell table:style-name="ce7" table:formula="of:=([.E24]-[.$D24])/[.E24]" office:value-type="percentage" office:value="-2.02529433078451" calcext:value-type="percentage">
            <text:p>-203%</text:p>
          </table:table-cell>
          <table:table-cell table:style-name="ce7" table:formula="of:=([.F24]-[.$D24])/[.F24]" office:value-type="percentage" office:value="-0.495872078738901" calcext:value-type="percentage">
            <text:p>-50%</text:p>
          </table:table-cell>
          <table:table-cell table:style-name="ce9" table:formula="of:=IF([.G24]-[.H24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4]" office:value-type="string" office:string-value="slow_d" calcext:value-type="string">
            <text:p>slow_d</text:p>
          </table:table-cell>
          <table:table-cell table:style-name="ce11" table:formula="of:=[$analyse.$E$24]" office:value-type="float" office:value="0.151748950340497" calcext:value-type="float">
            <text:p>0,15</text:p>
          </table:table-cell>
          <table:table-cell table:style-name="ce13" table:formula="of:=[.L24]/[.$L$20]" office:value-type="float" office:value="0.126135773933331" calcext:value-type="float">
            <text:p>0,1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2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K$13]" office:value-type="float" office:value="1.02849441051402" calcext:value-type="float">
            <text:p>1,03</text:p>
          </table:table-cell>
          <table:table-cell table:style-name="ce4" table:formula="of:=[$calcul.$K27]" office:value-type="float" office:value="0.549021736549231" calcext:value-type="float">
            <text:p>0,55</text:p>
          </table:table-cell>
          <table:table-cell table:style-name="ce4" table:formula="of:=[$calcul.$K20]" office:value-type="float" office:value="0.710772731796002" calcext:value-type="float">
            <text:p>0,71</text:p>
          </table:table-cell>
          <table:table-cell table:style-name="ce7" table:formula="of:=([.E25]-[.$D25])/[.E25]" office:value-type="percentage" office:value="-0.873321841460086" calcext:value-type="percentage">
            <text:p>-87%</text:p>
          </table:table-cell>
          <table:table-cell table:style-name="ce7" table:formula="of:=([.F25]-[.$D25])/[.F25]" office:value-type="percentage" office:value="-0.447008818015836" calcext:value-type="percentage">
            <text:p>-45%</text:p>
          </table:table-cell>
          <table:table-cell table:style-name="ce9" table:formula="of:=IF([.G25]-[.H25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5]" office:value-type="string" office:string-value="slow_e" calcext:value-type="string">
            <text:p>slow_e</text:p>
          </table:table-cell>
          <table:table-cell table:style-name="ce11" table:formula="of:=[$analyse.$E$25]" office:value-type="float" office:value="0.549021736549231" calcext:value-type="float">
            <text:p>0,55</text:p>
          </table:table-cell>
          <table:table-cell table:style-name="ce13" table:formula="of:=[.L25]/[.$L$20]" office:value-type="float" office:value="0.456354271251771" calcext:value-type="float">
            <text:p>0,5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3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K$14]" office:value-type="float" office:value="3.06578525826202" calcext:value-type="float">
            <text:p>3,07</text:p>
          </table:table-cell>
          <table:table-cell table:style-name="ce4" table:formula="of:=[$calcul.$K28]" office:value-type="float" office:value="2.21223897211538" calcext:value-type="float">
            <text:p>2,21</text:p>
          </table:table-cell>
          <table:table-cell table:style-name="ce4" table:formula="of:=[$calcul.$K21]" office:value-type="float" office:value="1.75523842210995" calcext:value-type="float">
            <text:p>1,76</text:p>
          </table:table-cell>
          <table:table-cell table:style-name="ce7" table:formula="of:=([.E26]-[.$D26])/[.E26]" office:value-type="percentage" office:value="-0.385829151780319" calcext:value-type="percentage">
            <text:p>-39%</text:p>
          </table:table-cell>
          <table:table-cell table:style-name="ce7" table:formula="of:=([.F26]-[.$D26])/[.F26]" office:value-type="percentage" office:value="-0.746648899456448" calcext:value-type="percentage">
            <text:p>-75%</text:p>
          </table:table-cell>
          <table:table-cell table:style-name="ce9" table:formula="of:=IF([.G26]-[.H26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6]" office:value-type="string" office:string-value="slow_f" calcext:value-type="string">
            <text:p>slow_f</text:p>
          </table:table-cell>
          <table:table-cell table:style-name="ce11" table:formula="of:=[$analyse.$E$26]" office:value-type="float" office:value="2.21223897211538" calcext:value-type="float">
            <text:p>2,21</text:p>
          </table:table-cell>
          <table:table-cell table:style-name="ce13" table:formula="of:=[.L26]/[.$L$20]" office:value-type="float" office:value="1.83884286676863" calcext:value-type="float">
            <text:p>1,8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7" table:number-rows-spanned="1">
            <text:p>Taux de défaut en cache L1 (moins est mieux)</text:p>
          </table:table-cell>
          <table:covered-table-cell table:number-columns-repeated="6"/>
          <table:table-cell/>
          <table:table-cell table:style-name="ce29" office:value-type="string" calcext:value-type="string" table:number-columns-spanned="3" table:number-rows-spanned="1">
            <text:p>Palmarès défaut en cache L1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44.74mm" svg:height="9.91mm" svg:x="198.23mm" svg:y="122.53mm" draw:caption-point-x="-5.42mm" draw:caption-point-y="14.57mm">
              <dc:date>2013-10-08T00:00:00</dc:date>
              <text:p text:style-name="P1"><text:span text:style-name="T1">Vert : diminution déf.</text:span></text:p>
              <text:p text:style-name="P1"><text:span text:style-name="T1">Rouge : augmentation </text:span><text:span text:style-name="T1">déf.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éf. L1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5" table:formula="of:=[$calcul.$L$8]" office:value-type="percentage" office:value="0.000216653262448357" calcext:value-type="percentage">
            <text:p>0,0%</text:p>
          </table:table-cell>
          <table:table-cell table:style-name="ce5" table:formula="of:=[$calcul.$L22]" office:value-type="percentage" office:value="0.000219313992268874" calcext:value-type="percentage">
            <text:p>0,0%</text:p>
          </table:table-cell>
          <table:table-cell table:style-name="ce5" table:formula="of:=[$calcul.$L15]" office:value-type="percentage" office:value="0.000223029842430753" calcext:value-type="percentage">
            <text:p>0,0%</text:p>
          </table:table-cell>
          <table:table-cell table:style-name="ce8" table:formula="of:=([.E33]-[.$D33])/[.E33]" office:value-type="percentage" office:value="0.0121320568422962" calcext:value-type="percentage">
            <text:p>1%</text:p>
          </table:table-cell>
          <table:table-cell table:style-name="ce8" table:formula="of:=([.F33]-[.$D33])/[.F33]" office:value-type="percentage" office:value="0.0285907029879905" calcext:value-type="percentage">
            <text:p>3%</text:p>
          </table:table-cell>
          <table:table-cell table:style-name="ce9" table:formula="of:=IF([.G33]-[.H33] &l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33]" office:value-type="string" office:string-value="fast" calcext:value-type="string">
            <text:p>fast</text:p>
          </table:table-cell>
          <table:table-cell table:style-name="ce12" table:formula="of:=[$analyse.$E$33]" office:value-type="percentage" office:value="0.000219313992268874" calcext:value-type="percentage">
            <text:p>0,0%</text:p>
          </table:table-cell>
          <table:table-cell table:style-name="ce13" table:formula="of:=[.L33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1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5" table:formula="of:=[$calcul.$L$9]" office:value-type="percentage" office:value="0.00292295271381046" calcext:value-type="percentage">
            <text:p>0,3%</text:p>
          </table:table-cell>
          <table:table-cell table:style-name="ce5" table:formula="of:=[$calcul.$L23]" office:value-type="percentage" office:value="0.00292243261384191" calcext:value-type="percentage">
            <text:p>0,3%</text:p>
          </table:table-cell>
          <table:table-cell table:style-name="ce5" table:formula="of:=[$calcul.$L16]" office:value-type="percentage" office:value="0.00292463705021611" calcext:value-type="percentage">
            <text:p>0,3%</text:p>
          </table:table-cell>
          <table:table-cell table:style-name="ce8" table:formula="of:=([.E34]-[.$D34])/[.E34]" office:value-type="percentage" office:value="-0.000177968164632685" calcext:value-type="percentage">
            <text:p>0%</text:p>
          </table:table-cell>
          <table:table-cell table:style-name="ce8" table:formula="of:=([.F34]-[.$D34])/[.F34]" office:value-type="percentage" office:value="0.000575912968595767" calcext:value-type="percentage">
            <text:p>0%</text:p>
          </table:table-cell>
          <table:table-cell table:style-name="ce9" table:formula="of:=IF([.G34]-[.H34] &l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34]" office:value-type="string" office:string-value="slow_a" calcext:value-type="string">
            <text:p>slow_a</text:p>
          </table:table-cell>
          <table:table-cell table:style-name="ce12" table:formula="of:=[$analyse.$E$34]" office:value-type="percentage" office:value="0.00292243261384191" calcext:value-type="percentage">
            <text:p>0,3%</text:p>
          </table:table-cell>
          <table:table-cell table:style-name="ce13" table:formula="of:=[.L34]/[.$L$33]" office:value-type="float" office:value="13.3253358967588" calcext:value-type="float">
            <text:p>13,3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2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5" table:formula="of:=[$calcul.$L$10]" office:value-type="percentage" office:value="0.00662392639262351" calcext:value-type="percentage">
            <text:p>0,7%</text:p>
          </table:table-cell>
          <table:table-cell table:style-name="ce5" table:formula="of:=[$calcul.$L24]" office:value-type="percentage" office:value="0.214731679802141" calcext:value-type="percentage">
            <text:p>21,5%</text:p>
          </table:table-cell>
          <table:table-cell table:style-name="ce5" table:formula="of:=[$calcul.$L17]" office:value-type="percentage" office:value="0.0127876619010683" calcext:value-type="percentage">
            <text:p>1,3%</text:p>
          </table:table-cell>
          <table:table-cell table:style-name="ce8" table:formula="of:=([.E35]-[.$D35])/[.E35]" office:value-type="percentage" office:value="0.96915254237881" calcext:value-type="percentage">
            <text:p>97%</text:p>
          </table:table-cell>
          <table:table-cell table:style-name="ce8" table:formula="of:=([.F35]-[.$D35])/[.F35]" office:value-type="percentage" office:value="0.482006449351765" calcext:value-type="percentage">
            <text:p>48%</text:p>
          </table:table-cell>
          <table:table-cell table:style-name="ce9" table:formula="of:=IF([.G35]-[.H35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5]" office:value-type="string" office:string-value="slow_b" calcext:value-type="string">
            <text:p>slow_b</text:p>
          </table:table-cell>
          <table:table-cell table:style-name="ce12" table:formula="of:=[$analyse.$E$35]" office:value-type="percentage" office:value="0.214731679802141" calcext:value-type="percentage">
            <text:p>21,5%</text:p>
          </table:table-cell>
          <table:table-cell table:style-name="ce13" table:formula="of:=[.L35]/[.$L$33]" office:value-type="float" office:value="979.106155428901" calcext:value-type="float">
            <text:p>979,1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3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5" table:formula="of:=[$calcul.$L$11]" office:value-type="percentage" office:value="0.00467412630502731" calcext:value-type="percentage">
            <text:p>0,5%</text:p>
          </table:table-cell>
          <table:table-cell table:style-name="ce5" table:formula="of:=[$calcul.$L25]" office:value-type="percentage" office:value="0.371059694134021" calcext:value-type="percentage">
            <text:p>37,1%</text:p>
          </table:table-cell>
          <table:table-cell table:style-name="ce5" table:formula="of:=[$calcul.$L18]" office:value-type="percentage" office:value="0.00468683364918484" calcext:value-type="percentage">
            <text:p>0,5%</text:p>
          </table:table-cell>
          <table:table-cell table:style-name="ce8" table:formula="of:=([.E36]-[.$D36])/[.E36]" office:value-type="percentage" office:value="0.987403303622249" calcext:value-type="percentage">
            <text:p>99%</text:p>
          </table:table-cell>
          <table:table-cell table:style-name="ce8" table:formula="of:=([.F36]-[.$D36])/[.F36]" office:value-type="percentage" office:value="0.00271128550929968" calcext:value-type="percentage">
            <text:p>0%</text:p>
          </table:table-cell>
          <table:table-cell table:style-name="ce9" table:formula="of:=IF([.G36]-[.H36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6]" office:value-type="string" office:string-value="slow_c" calcext:value-type="string">
            <text:p>slow_c</text:p>
          </table:table-cell>
          <table:table-cell table:style-name="ce12" table:formula="of:=[$analyse.$E$36]" office:value-type="percentage" office:value="0.371059694134021" calcext:value-type="percentage">
            <text:p>37,1%</text:p>
          </table:table-cell>
          <table:table-cell table:style-name="ce13" table:formula="of:=[.L36]/[.$L$33]" office:value-type="float" office:value="1691.91071803166" calcext:value-type="float">
            <text:p>1691,9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4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5" table:formula="of:=[$calcul.$L$12]" office:value-type="percentage" office:value="0.00168821917949189" calcext:value-type="percentage">
            <text:p>0,2%</text:p>
          </table:table-cell>
          <table:table-cell table:style-name="ce5" table:formula="of:=[$calcul.$L26]" office:value-type="percentage" office:value="0.139148319172279" calcext:value-type="percentage">
            <text:p>13,9%</text:p>
          </table:table-cell>
          <table:table-cell table:style-name="ce5" table:formula="of:=[$calcul.$L19]" office:value-type="percentage" office:value="0.00154485242958197" calcext:value-type="percentage">
            <text:p>0,2%</text:p>
          </table:table-cell>
          <table:table-cell table:style-name="ce8" table:formula="of:=([.E37]-[.$D37])/[.E37]" office:value-type="percentage" office:value="0.987867484210128" calcext:value-type="percentage">
            <text:p>99%</text:p>
          </table:table-cell>
          <table:table-cell table:style-name="ce8" table:formula="of:=([.F37]-[.$D37])/[.F37]" office:value-type="percentage" office:value="-0.0928028769380386" calcext:value-type="percentage">
            <text:p>-9%</text:p>
          </table:table-cell>
          <table:table-cell table:style-name="ce9" table:formula="of:=IF([.G37]-[.H37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7]" office:value-type="string" office:string-value="slow_d" calcext:value-type="string">
            <text:p>slow_d</text:p>
          </table:table-cell>
          <table:table-cell table:style-name="ce12" table:formula="of:=[$analyse.$E$37]" office:value-type="percentage" office:value="0.139148319172279" calcext:value-type="percentage">
            <text:p>13,9%</text:p>
          </table:table-cell>
          <table:table-cell table:style-name="ce13" table:formula="of:=[.L37]/[.$L$33]" office:value-type="float" office:value="634.470777412535" calcext:value-type="float">
            <text:p>634,5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5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5" table:formula="of:=[$calcul.$L$13]" office:value-type="percentage" office:value="0.727859478189473" calcext:value-type="percentage">
            <text:p>72,8%</text:p>
          </table:table-cell>
          <table:table-cell table:style-name="ce5" table:formula="of:=[$calcul.$L27]" office:value-type="percentage" office:value="1.01518148561553" calcext:value-type="percentage">
            <text:p>101,5%</text:p>
          </table:table-cell>
          <table:table-cell table:style-name="ce5" table:formula="of:=[$calcul.$L20]" office:value-type="percentage" office:value="0.567180336129264" calcext:value-type="percentage">
            <text:p>56,7%</text:p>
          </table:table-cell>
          <table:table-cell table:style-name="ce8" table:formula="of:=([.E38]-[.$D38])/[.E38]" office:value-type="percentage" office:value="0.283025263460005" calcext:value-type="percentage">
            <text:p>28%</text:p>
          </table:table-cell>
          <table:table-cell table:style-name="ce8" table:formula="of:=([.F38]-[.$D38])/[.F38]" office:value-type="percentage" office:value="-0.283294627519648" calcext:value-type="percentage">
            <text:p>-28%</text:p>
          </table:table-cell>
          <table:table-cell table:style-name="ce9" table:formula="of:=IF([.G38]-[.H38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8]" office:value-type="string" office:string-value="slow_e" calcext:value-type="string">
            <text:p>slow_e</text:p>
          </table:table-cell>
          <table:table-cell table:style-name="ce12" table:formula="of:=[$analyse.$E$38]" office:value-type="percentage" office:value="1.01518148561553" calcext:value-type="percentage">
            <text:p>101,5%</text:p>
          </table:table-cell>
          <table:table-cell table:style-name="ce13" table:formula="of:=[.L38]/[.$L$33]" office:value-type="float" office:value="4628.89519776256" calcext:value-type="float">
            <text:p>4628,9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6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5" table:formula="of:=[$calcul.$L$14]" office:value-type="percentage" office:value="0.0354580642455661" calcext:value-type="percentage">
            <text:p>3,5%</text:p>
          </table:table-cell>
          <table:table-cell table:style-name="ce5" table:formula="of:=[$calcul.$L28]" office:value-type="percentage" office:value="0.0355246035040871" calcext:value-type="percentage">
            <text:p>3,6%</text:p>
          </table:table-cell>
          <table:table-cell table:style-name="ce5" table:formula="of:=[$calcul.$L21]" office:value-type="percentage" office:value="0.0355341570632129" calcext:value-type="percentage">
            <text:p>3,6%</text:p>
          </table:table-cell>
          <table:table-cell table:style-name="ce8" table:formula="of:=([.E39]-[.$D39])/[.E39]" office:value-type="percentage" office:value="0.00187304718301171" calcext:value-type="percentage">
            <text:p>0%</text:p>
          </table:table-cell>
          <table:table-cell table:style-name="ce8" table:formula="of:=([.F39]-[.$D39])/[.F39]" office:value-type="percentage" office:value="0.00214139926019269" calcext:value-type="percentage">
            <text:p>0%</text:p>
          </table:table-cell>
          <table:table-cell table:style-name="ce9" table:formula="of:=IF([.G39]-[.H39] &l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39]" office:value-type="string" office:string-value="slow_f" calcext:value-type="string">
            <text:p>slow_f</text:p>
          </table:table-cell>
          <table:table-cell table:style-name="ce12" table:formula="of:=[$analyse.$E$39]" office:value-type="percentage" office:value="0.0355246035040871" calcext:value-type="percentage">
            <text:p>3,6%</text:p>
          </table:table-cell>
          <table:table-cell table:style-name="ce13" table:formula="of:=[.L39]/[.$L$33]" office:value-type="float" office:value="161.980561005587" calcext:value-type="float">
            <text:p>162,0</text:p>
          </table:table-cell>
          <table:table-cell table:number-columns-repeated="7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analyse.G7:analyse.H13">
            <calcext:condition calcext:apply-style-name="slow" calcext:value="&lt;1" calcext:base-cell-address="analyse.E5"/>
            <calcext:condition calcext:apply-style-name="fast" calcext:value="&gt;=1" calcext:base-cell-address="analyse.E5"/>
          </calcext:conditional-format>
          <calcext:conditional-format calcext:target-range-address="analyse.G20:analyse.H26">
            <calcext:condition calcext:apply-style-name="fast" calcext:value="&gt;=-0.02" calcext:base-cell-address="analyse.E29"/>
            <calcext:condition calcext:apply-style-name="slow" calcext:value="&lt;=-0.02" calcext:base-cell-address="analyse.E29"/>
          </calcext:conditional-format>
          <calcext:conditional-format calcext:target-range-address="analyse.G33:analyse.H39">
            <calcext:condition calcext:apply-style-name="fast" calcext:value="&lt;0" calcext:base-cell-address="analyse.F29"/>
            <calcext:condition calcext:apply-style-name="slow" calcext:value="&gt;0" calcext:base-cell-address="analyse.F29"/>
          </calcext:conditional-format>
        </calcext:conditional-formats>
      </table:table>
      <table:table table:name="calcul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 table:number-rows-repeated="5">
          <table:table-cell table:number-columns-repeated="15"/>
        </table:table-row>
        <table:table-row table:style-name="ro2">
          <table:table-cell table:number-columns-repeated="10"/>
          <table:table-cell table:style-name="ce15" office:value-type="string" calcext:value-type="string">
            <text:p>'=instructions/cycles</text:p>
          </table:table-cell>
          <table:table-cell table:style-name="ce15" office:value-type="string" calcext:value-type="string">
            <text:p>'=misses/loads</text:p>
          </table:table-cell>
          <table:table-cell table:style-name="ce15" table:number-columns-repeated="2"/>
          <table:table-cell table:style-name="ce15" office:value-type="string" calcext:value-type="string">
            <text:p>'=utilisateur/écoulé</text:p>
          </table:table-cell>
        </table:table-row>
        <table:table-row table:style-name="ro4">
          <table:table-cell table:number-columns-repeated="2"/>
          <table:table-cell table:style-name="ce14" table:formula="of:=[pmu.A1]" office:value-type="string" office:string-value="thread" calcext:value-type="string">
            <office:annotation office:display="true" draw:style-name="gr1" draw:text-style-name="P2" svg:width="42.42mm" svg:height="9.91mm" svg:x="49.84mm" svg:y="4.59mm" draw:caption-point-x="-9.3mm" draw:caption-point-y="21.31mm">
              <dc:date>2013-10-08T00:00:00</dc:date>
              <text:p text:style-name="P1"><text:span text:style-name="T1">Ce tableau fait référence aux feuilles de données</text:span></text:p>
            </office:annotation>
            <text:p>thread</text:p>
          </table:table-cell>
          <table:table-cell table:style-name="ce14" table:formula="of:=[pmu.B1]" office:value-type="string" office:string-value="ht" calcext:value-type="string">
            <text:p>ht</text:p>
          </table:table-cell>
          <table:table-cell table:style-name="ce14" table:formula="of:=[pmu.C1]" office:value-type="string" office:string-value="func" calcext:value-type="string">
            <text:p>func</text:p>
          </table:table-cell>
          <table:table-cell table:style-name="ce14" table:formula="of:=[pmu.D1]" office:value-type="string" office:string-value="L1-dcache-load-misses" calcext:value-type="string">
            <text:p>L1-dcache-load-misses</text:p>
          </table:table-cell>
          <table:table-cell table:style-name="ce14" table:formula="of:=[pmu.E1]" office:value-type="string" office:string-value="L1-dcache-loads" calcext:value-type="string">
            <text:p>L1-dcache-loads</text:p>
          </table:table-cell>
          <table:table-cell table:style-name="ce14" table:formula="of:=[pmu.F1]" office:value-type="string" office:string-value="cycles" calcext:value-type="string">
            <text:p>cycles</text:p>
          </table:table-cell>
          <table:table-cell table:style-name="ce14" table:formula="of:=[pmu.G1]" office:value-type="string" office:string-value="instructions" calcext:value-type="string">
            <text:p>instructions</text:p>
          </table:table-cell>
          <table:table-cell/>
          <table:table-cell table:style-name="ce16" office:value-type="string" calcext:value-type="string">
            <text:p>IPC</text:p>
          </table:table-cell>
          <table:table-cell table:style-name="ce16" office:value-type="string" calcext:value-type="string">
            <text:p>Taux déf. L1</text:p>
          </table:table-cell>
          <table:table-cell table:style-name="ce16" office:value-type="string" calcext:value-type="string">
            <text:p>Temps écoulé</text:p>
          </table:table-cell>
          <table:table-cell table:style-name="ce16" office:value-type="string" calcext:value-type="string">
            <text:p>Temps CPU</text:p>
          </table:table-cell>
          <table:table-cell table:style-name="ce16" office:value-type="string" calcext:value-type="string">
            <text:p>Taux d'utilisation</text:p>
          </table:table-cell>
        </table:table-row>
        <table:table-row table:style-name="ro1">
          <table:table-cell table:number-columns-repeated="2"/>
          <table:table-cell table:style-name="ce14" table:formula="of:=[pmu.A2]" office:value-type="float" office:value="1" calcext:value-type="float">
            <text:p>1</text:p>
          </table:table-cell>
          <table:table-cell table:style-name="ce14" table:formula="of:=[pmu.B2]" office:value-type="float" office:value="0" calcext:value-type="float">
            <text:p>0</text:p>
          </table:table-cell>
          <table:table-cell table:style-name="ce14" table:formula="of:=[pmu.C2]" office:value-type="string" office:string-value="fast" calcext:value-type="string">
            <text:p>fast</text:p>
          </table:table-cell>
          <table:table-cell table:style-name="ce14" table:formula="of:=[pmu.D2]" office:value-type="float" office:value="41333" calcext:value-type="float">
            <text:p>41333</text:p>
          </table:table-cell>
          <table:table-cell table:style-name="ce14" table:formula="of:=[pmu.E2]" office:value-type="float" office:value="190779495" calcext:value-type="float">
            <text:p>190779495</text:p>
          </table:table-cell>
          <table:table-cell table:style-name="ce14" table:formula="of:=[pmu.F2]" office:value-type="float" office:value="252591602" calcext:value-type="float">
            <text:p>252591602</text:p>
          </table:table-cell>
          <table:table-cell table:style-name="ce14" table:formula="of:=[pmu.G2]" office:value-type="float" office:value="612983344" calcext:value-type="float">
            <text:p>612983344</text:p>
          </table:table-cell>
          <table:table-cell/>
          <table:table-cell table:style-name="ce17" table:formula="of:=[.I8]/[.H8]" office:value-type="float" office:value="2.42677642149005" calcext:value-type="float">
            <text:p>2,43</text:p>
          </table:table-cell>
          <table:table-cell table:style-name="ce20" table:formula="of:=[.F8]/[.G8]" office:value-type="percentage" office:value="0.000216653262448357" calcext:value-type="percentage">
            <text:p>0,0%</text:p>
          </table:table-cell>
          <table:table-cell table:style-name="ce23" table:formula="of:=['stats1-ht0'.D3]" office:value-type="float" office:value="0.000004" calcext:value-type="float">
            <text:p>0,000</text:p>
          </table:table-cell>
          <table:table-cell table:style-name="ce23" table:formula="of:=['stats1-ht0'.B3]+['stats1-ht0'.C3]" office:value-type="float" office:value="0.000001" calcext:value-type="float">
            <text:p>0,000</text:p>
          </table:table-cell>
          <table:table-cell table:style-name="ce26" table:formula="of:=[.N8]/([.M8]*[.C8])" office:value-type="percentage" office:value="0.25" calcext:value-type="percentage">
            <text:p>25%</text:p>
          </table:table-cell>
        </table:table-row>
        <table:table-row table:style-name="ro1">
          <table:table-cell table:number-columns-repeated="2"/>
          <table:table-cell table:style-name="ce14" table:formula="of:=[pmu.A3]" office:value-type="float" office:value="1" calcext:value-type="float">
            <text:p>1</text:p>
          </table:table-cell>
          <table:table-cell table:style-name="ce14" table:formula="of:=[pmu.B3]" office:value-type="float" office:value="0" calcext:value-type="float">
            <text:p>0</text:p>
          </table:table-cell>
          <table:table-cell table:style-name="ce14" table:formula="of:=[pmu.C3]" office:value-type="string" office:string-value="slow_a" calcext:value-type="string">
            <text:p>slow_a</text:p>
          </table:table-cell>
          <table:table-cell table:style-name="ce14" table:formula="of:=[pmu.D3]" office:value-type="float" office:value="7879668" calcext:value-type="float">
            <text:p>7879668</text:p>
          </table:table-cell>
          <table:table-cell table:style-name="ce14" table:formula="of:=[pmu.E3]" office:value-type="float" office:value="2695790446" calcext:value-type="float">
            <text:p>2695790446</text:p>
          </table:table-cell>
          <table:table-cell table:style-name="ce14" table:formula="of:=[pmu.F3]" office:value-type="float" office:value="2252054596" calcext:value-type="float">
            <text:p>2252054596</text:p>
          </table:table-cell>
          <table:table-cell table:style-name="ce14" table:formula="of:=[pmu.G3]" office:value-type="float" office:value="6653024654" calcext:value-type="float">
            <text:p>6653024654</text:p>
          </table:table-cell>
          <table:table-cell/>
          <table:table-cell table:style-name="ce17" table:formula="of:=[.I9]/[.H9]" office:value-type="float" office:value="2.95420220531812" calcext:value-type="float">
            <text:p>2,95</text:p>
          </table:table-cell>
          <table:table-cell table:style-name="ce20" table:formula="of:=[.F9]/[.G9]" office:value-type="percentage" office:value="0.00292295271381046" calcext:value-type="percentage">
            <text:p>0,3%</text:p>
          </table:table-cell>
          <table:table-cell table:style-name="ce23" table:formula="of:=['stats1-ht0'.D4]" office:value-type="float" office:value="0.527578" calcext:value-type="float">
            <text:p>0,528</text:p>
          </table:table-cell>
          <table:table-cell table:style-name="ce23" table:formula="of:=['stats1-ht0'.B4]+['stats1-ht0'.C4]" office:value-type="float" office:value="0.526899" calcext:value-type="float">
            <text:p>0,527</text:p>
          </table:table-cell>
          <table:table-cell table:style-name="ce26" table:formula="of:=[.N9]/([.M9]*[.C9])" office:value-type="percentage" office:value="0.998712986515738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4]" office:value-type="float" office:value="1" calcext:value-type="float">
            <text:p>1</text:p>
          </table:table-cell>
          <table:table-cell table:style-name="ce14" table:formula="of:=[pmu.B4]" office:value-type="float" office:value="0" calcext:value-type="float">
            <text:p>0</text:p>
          </table:table-cell>
          <table:table-cell table:style-name="ce14" table:formula="of:=[pmu.C4]" office:value-type="string" office:string-value="slow_b" calcext:value-type="string">
            <text:p>slow_b</text:p>
          </table:table-cell>
          <table:table-cell table:style-name="ce14" table:formula="of:=[pmu.D4]" office:value-type="float" office:value="7884853" calcext:value-type="float">
            <text:p>7884853</text:p>
          </table:table-cell>
          <table:table-cell table:style-name="ce14" table:formula="of:=[pmu.E4]" office:value-type="float" office:value="1190359393" calcext:value-type="float">
            <text:p>1190359393</text:p>
          </table:table-cell>
          <table:table-cell table:style-name="ce14" table:formula="of:=[pmu.F4]" office:value-type="float" office:value="3079995305" calcext:value-type="float">
            <text:p>3079995305</text:p>
          </table:table-cell>
          <table:table-cell table:style-name="ce14" table:formula="of:=[pmu.G4]" office:value-type="float" office:value="4613048879" calcext:value-type="float">
            <text:p>4613048879</text:p>
          </table:table-cell>
          <table:table-cell/>
          <table:table-cell table:style-name="ce17" table:formula="of:=[.I10]/[.H10]" office:value-type="float" office:value="1.49774542562168" calcext:value-type="float">
            <text:p>1,50</text:p>
          </table:table-cell>
          <table:table-cell table:style-name="ce20" table:formula="of:=[.F10]/[.G10]" office:value-type="percentage" office:value="0.00662392639262351" calcext:value-type="percentage">
            <text:p>0,7%</text:p>
          </table:table-cell>
          <table:table-cell table:style-name="ce23" table:formula="of:=['stats1-ht0'.D5]" office:value-type="float" office:value="0.753023" calcext:value-type="float">
            <text:p>0,753</text:p>
          </table:table-cell>
          <table:table-cell table:style-name="ce23" table:formula="of:=['stats1-ht0'.B5]+['stats1-ht0'.C5]" office:value-type="float" office:value="0.751971" calcext:value-type="float">
            <text:p>0,752</text:p>
          </table:table-cell>
          <table:table-cell table:style-name="ce26" table:formula="of:=[.N10]/([.M10]*[.C10])" office:value-type="percentage" office:value="0.998602964318487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5]" office:value-type="float" office:value="1" calcext:value-type="float">
            <text:p>1</text:p>
          </table:table-cell>
          <table:table-cell table:style-name="ce14" table:formula="of:=[pmu.B5]" office:value-type="float" office:value="0" calcext:value-type="float">
            <text:p>0</text:p>
          </table:table-cell>
          <table:table-cell table:style-name="ce14" table:formula="of:=[pmu.C5]" office:value-type="string" office:string-value="slow_c" calcext:value-type="string">
            <text:p>slow_c</text:p>
          </table:table-cell>
          <table:table-cell table:style-name="ce14" table:formula="of:=[pmu.D5]" office:value-type="float" office:value="7902979" calcext:value-type="float">
            <text:p>7902979</text:p>
          </table:table-cell>
          <table:table-cell table:style-name="ce14" table:formula="of:=[pmu.E5]" office:value-type="float" office:value="1690792778" calcext:value-type="float">
            <text:p>1690792778</text:p>
          </table:table-cell>
          <table:table-cell table:style-name="ce14" table:formula="of:=[pmu.F5]" office:value-type="float" office:value="12747117554" calcext:value-type="float">
            <text:p>12747117554</text:p>
          </table:table-cell>
          <table:table-cell table:style-name="ce14" table:formula="of:=[pmu.G5]" office:value-type="float" office:value="5113027928" calcext:value-type="float">
            <text:p>5113027928</text:p>
          </table:table-cell>
          <table:table-cell/>
          <table:table-cell table:style-name="ce17" table:formula="of:=[.I11]/[.H11]" office:value-type="float" office:value="0.40111247945584" calcext:value-type="float">
            <text:p>0,40</text:p>
          </table:table-cell>
          <table:table-cell table:style-name="ce20" table:formula="of:=[.F11]/[.G11]" office:value-type="percentage" office:value="0.00467412630502731" calcext:value-type="percentage">
            <text:p>0,5%</text:p>
          </table:table-cell>
          <table:table-cell table:style-name="ce23" table:formula="of:=['stats1-ht0'.D6]" office:value-type="float" office:value="3.195512" calcext:value-type="float">
            <text:p>3,196</text:p>
          </table:table-cell>
          <table:table-cell table:style-name="ce23" table:formula="of:=['stats1-ht0'.B6]+['stats1-ht0'.C6]" office:value-type="float" office:value="3.192162" calcext:value-type="float">
            <text:p>3,192</text:p>
          </table:table-cell>
          <table:table-cell table:style-name="ce26" table:formula="of:=[.N11]/([.M11]*[.C11])" office:value-type="percentage" office:value="0.998951654695711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6]" office:value-type="float" office:value="1" calcext:value-type="float">
            <text:p>1</text:p>
          </table:table-cell>
          <table:table-cell table:style-name="ce14" table:formula="of:=[pmu.B6]" office:value-type="float" office:value="0" calcext:value-type="float">
            <text:p>0</text:p>
          </table:table-cell>
          <table:table-cell table:style-name="ce14" table:formula="of:=[pmu.C6]" office:value-type="string" office:string-value="slow_d" calcext:value-type="string">
            <text:p>slow_d</text:p>
          </table:table-cell>
          <table:table-cell table:style-name="ce14" table:formula="of:=[pmu.D6]" office:value-type="float" office:value="7919087" calcext:value-type="float">
            <text:p>7919087</text:p>
          </table:table-cell>
          <table:table-cell table:style-name="ce14" table:formula="of:=[pmu.E6]" office:value-type="float" office:value="4690793172" calcext:value-type="float">
            <text:p>4690793172</text:p>
          </table:table-cell>
          <table:table-cell table:style-name="ce14" table:formula="of:=[pmu.F6]" office:value-type="float" office:value="25296030001" calcext:value-type="float">
            <text:p>25296030001</text:p>
          </table:table-cell>
          <table:table-cell table:style-name="ce14" table:formula="of:=[pmu.G6]" office:value-type="float" office:value="11613033983" calcext:value-type="float">
            <text:p>11613033983</text:p>
          </table:table-cell>
          <table:table-cell/>
          <table:table-cell table:style-name="ce17" table:formula="of:=[.I12]/[.H12]" office:value-type="float" office:value="0.459085239167605" calcext:value-type="float">
            <text:p>0,46</text:p>
          </table:table-cell>
          <table:table-cell table:style-name="ce20" table:formula="of:=[.F12]/[.G12]" office:value-type="percentage" office:value="0.00168821917949189" calcext:value-type="percentage">
            <text:p>0,2%</text:p>
          </table:table-cell>
          <table:table-cell table:style-name="ce23" table:formula="of:=['stats1-ht0'.D7]" office:value-type="float" office:value="6.335589" calcext:value-type="float">
            <text:p>6,336</text:p>
          </table:table-cell>
          <table:table-cell table:style-name="ce23" table:formula="of:=['stats1-ht0'.B7]+['stats1-ht0'.C7]" office:value-type="float" office:value="6.329526" calcext:value-type="float">
            <text:p>6,330</text:p>
          </table:table-cell>
          <table:table-cell table:style-name="ce26" table:formula="of:=[.N12]/([.M12]*[.C12])" office:value-type="percentage" office:value="0.999043025044712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7]" office:value-type="float" office:value="1" calcext:value-type="float">
            <text:p>1</text:p>
          </table:table-cell>
          <table:table-cell table:style-name="ce14" table:formula="of:=[pmu.B7]" office:value-type="float" office:value="0" calcext:value-type="float">
            <text:p>0</text:p>
          </table:table-cell>
          <table:table-cell table:style-name="ce14" table:formula="of:=[pmu.C7]" office:value-type="string" office:string-value="slow_e" calcext:value-type="string">
            <text:p>slow_e</text:p>
          </table:table-cell>
          <table:table-cell table:style-name="ce14" table:formula="of:=[pmu.D7]" office:value-type="float" office:value="502613292" calcext:value-type="float">
            <text:p>502613292</text:p>
          </table:table-cell>
          <table:table-cell table:style-name="ce14" table:formula="of:=[pmu.E7]" office:value-type="float" office:value="690536164" calcext:value-type="float">
            <text:p>690536164</text:p>
          </table:table-cell>
          <table:table-cell table:style-name="ce14" table:formula="of:=[pmu.F7]" office:value-type="float" office:value="4971409285" calcext:value-type="float">
            <text:p>4971409285</text:p>
          </table:table-cell>
          <table:table-cell table:style-name="ce14" table:formula="of:=[pmu.G7]" office:value-type="float" office:value="5113066662" calcext:value-type="float">
            <text:p>5113066662</text:p>
          </table:table-cell>
          <table:table-cell/>
          <table:table-cell table:style-name="ce17" table:formula="of:=[.I13]/[.H13]" office:value-type="float" office:value="1.02849441051402" calcext:value-type="float">
            <text:p>1,03</text:p>
          </table:table-cell>
          <table:table-cell table:style-name="ce20" table:formula="of:=[.F13]/[.G13]" office:value-type="percentage" office:value="0.727859478189473" calcext:value-type="percentage">
            <text:p>72,8%</text:p>
          </table:table-cell>
          <table:table-cell table:style-name="ce23" table:formula="of:=['stats1-ht0'.D8]" office:value-type="float" office:value="1.751319" calcext:value-type="float">
            <text:p>1,751</text:p>
          </table:table-cell>
          <table:table-cell table:style-name="ce23" table:formula="of:=['stats1-ht0'.B8]+['stats1-ht0'.C8]" office:value-type="float" office:value="1.741233" calcext:value-type="float">
            <text:p>1,741</text:p>
          </table:table-cell>
          <table:table-cell table:style-name="ce26" table:formula="of:=[.N13]/([.M13]*[.C13])" office:value-type="percentage" office:value="0.994240912135368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8]" office:value-type="float" office:value="1" calcext:value-type="float">
            <text:p>1</text:p>
          </table:table-cell>
          <table:table-cell table:style-name="ce14" table:formula="of:=[pmu.B8]" office:value-type="float" office:value="0" calcext:value-type="float">
            <text:p>0</text:p>
          </table:table-cell>
          <table:table-cell table:style-name="ce14" table:formula="of:=[pmu.C8]" office:value-type="string" office:string-value="slow_f" calcext:value-type="string">
            <text:p>slow_f</text:p>
          </table:table-cell>
          <table:table-cell table:style-name="ce14" table:formula="of:=[pmu.D8]" office:value-type="float" office:value="7873323" calcext:value-type="float">
            <text:p>7873323</text:p>
          </table:table-cell>
          <table:table-cell table:style-name="ce14" table:formula="of:=[pmu.E8]" office:value-type="float" office:value="222046047" calcext:value-type="float">
            <text:p>222046047</text:p>
          </table:table-cell>
          <table:table-cell table:style-name="ce14" table:formula="of:=[pmu.F8]" office:value-type="float" office:value="719816145" calcext:value-type="float">
            <text:p>719816145</text:p>
          </table:table-cell>
          <table:table-cell table:style-name="ce14" table:formula="of:=[pmu.G8]" office:value-type="float" office:value="2206801726" calcext:value-type="float">
            <text:p>2206801726</text:p>
          </table:table-cell>
          <table:table-cell/>
          <table:table-cell table:style-name="ce17" table:formula="of:=[.I14]/[.H14]" office:value-type="float" office:value="3.06578525826202" calcext:value-type="float">
            <text:p>3,07</text:p>
          </table:table-cell>
          <table:table-cell table:style-name="ce20" table:formula="of:=[.F14]/[.G14]" office:value-type="percentage" office:value="0.0354580642455661" calcext:value-type="percentage">
            <text:p>3,5%</text:p>
          </table:table-cell>
          <table:table-cell table:style-name="ce23" table:formula="of:=['stats1-ht0'.D9]" office:value-type="float" office:value="0.130611" calcext:value-type="float">
            <text:p>0,131</text:p>
          </table:table-cell>
          <table:table-cell table:style-name="ce23" table:formula="of:=['stats1-ht0'.B9]+['stats1-ht0'.C9]" office:value-type="float" office:value="0.130383" calcext:value-type="float">
            <text:p>0,130</text:p>
          </table:table-cell>
          <table:table-cell table:style-name="ce26" table:formula="of:=[.N14]/([.M14]*[.C14])" office:value-type="percentage" office:value="0.998254358361853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9]" office:value-type="float" office:value="2" calcext:value-type="float">
            <text:p>2</text:p>
          </table:table-cell>
          <table:table-cell table:style-name="ce14" table:formula="of:=[pmu.B9]" office:value-type="float" office:value="1" calcext:value-type="float">
            <text:p>1</text:p>
          </table:table-cell>
          <table:table-cell table:style-name="ce14" table:formula="of:=[pmu.C9]" office:value-type="string" office:string-value="fast" calcext:value-type="string">
            <text:p>fast</text:p>
          </table:table-cell>
          <table:table-cell table:style-name="ce14" table:formula="of:=[pmu.D9]" office:value-type="float" office:value="42550" calcext:value-type="float">
            <text:p>42550</text:p>
          </table:table-cell>
          <table:table-cell table:style-name="ce14" table:formula="of:=[pmu.E9]" office:value-type="float" office:value="190781644" calcext:value-type="float">
            <text:p>190781644</text:p>
          </table:table-cell>
          <table:table-cell table:style-name="ce14" table:formula="of:=[pmu.F9]" office:value-type="float" office:value="525943421" calcext:value-type="float">
            <text:p>525943421</text:p>
          </table:table-cell>
          <table:table-cell table:style-name="ce14" table:formula="of:=[pmu.G9]" office:value-type="float" office:value="632991473" calcext:value-type="float">
            <text:p>632991473</text:p>
          </table:table-cell>
          <table:table-cell/>
          <table:table-cell table:style-name="ce18" table:formula="of:=[.I15]/[.H15]" office:value-type="float" office:value="1.20353530004514" calcext:value-type="float">
            <text:p>1,20</text:p>
          </table:table-cell>
          <table:table-cell table:style-name="ce21" table:formula="of:=[.F15]/[.G15]" office:value-type="percentage" office:value="0.000223029842430753" calcext:value-type="percentage">
            <text:p>0,0%</text:p>
          </table:table-cell>
          <table:table-cell table:style-name="ce24" table:formula="of:=['stats2-ht1'.D3]" office:value-type="float" office:value="0.000004" calcext:value-type="float">
            <text:p>0,000</text:p>
          </table:table-cell>
          <table:table-cell table:style-name="ce24" table:formula="of:=['stats2-ht1'.B3]+['stats2-ht1'.C3]" office:value-type="float" office:value="0.000001" calcext:value-type="float">
            <text:p>0,000</text:p>
          </table:table-cell>
          <table:table-cell table:style-name="ce27" table:formula="of:=[.N22]/([.M22]*[.C15])" office:value-type="percentage" office:value="0.444444444444444" calcext:value-type="percentage">
            <text:p>44%</text:p>
          </table:table-cell>
        </table:table-row>
        <table:table-row table:style-name="ro1">
          <table:table-cell table:number-columns-repeated="2"/>
          <table:table-cell table:style-name="ce14" table:formula="of:=[pmu.A10]" office:value-type="float" office:value="2" calcext:value-type="float">
            <text:p>2</text:p>
          </table:table-cell>
          <table:table-cell table:style-name="ce14" table:formula="of:=[pmu.B10]" office:value-type="float" office:value="1" calcext:value-type="float">
            <text:p>1</text:p>
          </table:table-cell>
          <table:table-cell table:style-name="ce14" table:formula="of:=[pmu.C10]" office:value-type="string" office:string-value="slow_a" calcext:value-type="string">
            <text:p>slow_a</text:p>
          </table:table-cell>
          <table:table-cell table:style-name="ce14" table:formula="of:=[pmu.D10]" office:value-type="float" office:value="7884217" calcext:value-type="float">
            <text:p>7884217</text:p>
          </table:table-cell>
          <table:table-cell table:style-name="ce14" table:formula="of:=[pmu.E10]" office:value-type="float" office:value="2695793312" calcext:value-type="float">
            <text:p>2695793312</text:p>
          </table:table-cell>
          <table:table-cell table:style-name="ce14" table:formula="of:=[pmu.F10]" office:value-type="float" office:value="4461236445" calcext:value-type="float">
            <text:p>4461236445</text:p>
          </table:table-cell>
          <table:table-cell table:style-name="ce14" table:formula="of:=[pmu.G10]" office:value-type="float" office:value="6673029357" calcext:value-type="float">
            <text:p>6673029357</text:p>
          </table:table-cell>
          <table:table-cell/>
          <table:table-cell table:style-name="ce18" table:formula="of:=[.I16]/[.H16]" office:value-type="float" office:value="1.49578024820426" calcext:value-type="float">
            <text:p>1,50</text:p>
          </table:table-cell>
          <table:table-cell table:style-name="ce21" table:formula="of:=[.F16]/[.G16]" office:value-type="percentage" office:value="0.00292463705021611" calcext:value-type="percentage">
            <text:p>0,3%</text:p>
          </table:table-cell>
          <table:table-cell table:style-name="ce24" table:formula="of:=['stats2-ht1'.D4]" office:value-type="float" office:value="0.511576" calcext:value-type="float">
            <text:p>0,512</text:p>
          </table:table-cell>
          <table:table-cell table:style-name="ce24" table:formula="of:=['stats2-ht1'.B4]+['stats2-ht1'.C4]" office:value-type="float" office:value="1.021461" calcext:value-type="float">
            <text:p>1,021</text:p>
          </table:table-cell>
          <table:table-cell table:style-name="ce27" table:formula="of:=[.N23]/([.M23]*[.C16])" office:value-type="percentage" office:value="0.993927404542898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1]" office:value-type="float" office:value="2" calcext:value-type="float">
            <text:p>2</text:p>
          </table:table-cell>
          <table:table-cell table:style-name="ce14" table:formula="of:=[pmu.B11]" office:value-type="float" office:value="1" calcext:value-type="float">
            <text:p>1</text:p>
          </table:table-cell>
          <table:table-cell table:style-name="ce14" table:formula="of:=[pmu.C11]" office:value-type="string" office:string-value="slow_b" calcext:value-type="string">
            <text:p>slow_b</text:p>
          </table:table-cell>
          <table:table-cell table:style-name="ce14" table:formula="of:=[pmu.D11]" office:value-type="float" office:value="15226803" calcext:value-type="float">
            <text:p>15226803</text:p>
          </table:table-cell>
          <table:table-cell table:style-name="ce14" table:formula="of:=[pmu.E11]" office:value-type="float" office:value="1190741757" calcext:value-type="float">
            <text:p>1190741757</text:p>
          </table:table-cell>
          <table:table-cell table:style-name="ce14" table:formula="of:=[pmu.F11]" office:value-type="float" office:value="11792699413" calcext:value-type="float">
            <text:p>11792699413</text:p>
          </table:table-cell>
          <table:table-cell table:style-name="ce14" table:formula="of:=[pmu.G11]" office:value-type="float" office:value="4633071888" calcext:value-type="float">
            <text:p>4633071888</text:p>
          </table:table-cell>
          <table:table-cell/>
          <table:table-cell table:style-name="ce18" table:formula="of:=[.I17]/[.H17]" office:value-type="float" office:value="0.392876280971989" calcext:value-type="float">
            <text:p>0,39</text:p>
          </table:table-cell>
          <table:table-cell table:style-name="ce21" table:formula="of:=[.F17]/[.G17]" office:value-type="percentage" office:value="0.0127876619010683" calcext:value-type="percentage">
            <text:p>1,3%</text:p>
          </table:table-cell>
          <table:table-cell table:style-name="ce24" table:formula="of:=['stats2-ht1'.D5]" office:value-type="float" office:value="1.483448" calcext:value-type="float">
            <text:p>1,483</text:p>
          </table:table-cell>
          <table:table-cell table:style-name="ce24" table:formula="of:=['stats2-ht1'.B5]+['stats2-ht1'.C5]" office:value-type="float" office:value="2.945882" calcext:value-type="float">
            <text:p>2,946</text:p>
          </table:table-cell>
          <table:table-cell table:style-name="ce27" table:formula="of:=[.N24]/([.M24]*[.C17])" office:value-type="percentage" office:value="0.979360515487837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12]" office:value-type="float" office:value="2" calcext:value-type="float">
            <text:p>2</text:p>
          </table:table-cell>
          <table:table-cell table:style-name="ce14" table:formula="of:=[pmu.B12]" office:value-type="float" office:value="1" calcext:value-type="float">
            <text:p>1</text:p>
          </table:table-cell>
          <table:table-cell table:style-name="ce14" table:formula="of:=[pmu.C12]" office:value-type="string" office:string-value="slow_c" calcext:value-type="string">
            <text:p>slow_c</text:p>
          </table:table-cell>
          <table:table-cell table:style-name="ce14" table:formula="of:=[pmu.D12]" office:value-type="float" office:value="7924485" calcext:value-type="float">
            <text:p>7924485</text:p>
          </table:table-cell>
          <table:table-cell table:style-name="ce14" table:formula="of:=[pmu.E12]" office:value-type="float" office:value="1690797155" calcext:value-type="float">
            <text:p>1690797155</text:p>
          </table:table-cell>
          <table:table-cell table:style-name="ce14" table:formula="of:=[pmu.F12]" office:value-type="float" office:value="26868892274" calcext:value-type="float">
            <text:p>26868892274</text:p>
          </table:table-cell>
          <table:table-cell table:style-name="ce14" table:formula="of:=[pmu.G12]" office:value-type="float" office:value="5133035819" calcext:value-type="float">
            <text:p>5133035819</text:p>
          </table:table-cell>
          <table:table-cell/>
          <table:table-cell table:style-name="ce18" table:formula="of:=[.I18]/[.H18]" office:value-type="float" office:value="0.191040098216741" calcext:value-type="float">
            <text:p>0,19</text:p>
          </table:table-cell>
          <table:table-cell table:style-name="ce21" table:formula="of:=[.F18]/[.G18]" office:value-type="percentage" office:value="0.00468683364918484" calcext:value-type="percentage">
            <text:p>0,5%</text:p>
          </table:table-cell>
          <table:table-cell table:style-name="ce24" table:formula="of:=['stats2-ht1'.D6]" office:value-type="float" office:value="2.557686" calcext:value-type="float">
            <text:p>2,558</text:p>
          </table:table-cell>
          <table:table-cell table:style-name="ce24" table:formula="of:=['stats2-ht1'.B6]+['stats2-ht1'.C6]" office:value-type="float" office:value="5.107601" calcext:value-type="float">
            <text:p>5,108</text:p>
          </table:table-cell>
          <table:table-cell table:style-name="ce27" table:formula="of:=[.N25]/([.M25]*[.C18])" office:value-type="percentage" office:value="0.986319778139527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3]" office:value-type="float" office:value="2" calcext:value-type="float">
            <text:p>2</text:p>
          </table:table-cell>
          <table:table-cell table:style-name="ce14" table:formula="of:=[pmu.B13]" office:value-type="float" office:value="1" calcext:value-type="float">
            <text:p>1</text:p>
          </table:table-cell>
          <table:table-cell table:style-name="ce14" table:formula="of:=[pmu.C13]" office:value-type="string" office:string-value="slow_d" calcext:value-type="string">
            <text:p>slow_d</text:p>
          </table:table-cell>
          <table:table-cell table:style-name="ce14" table:formula="of:=[pmu.D13]" office:value-type="float" office:value="8162492" calcext:value-type="float">
            <text:p>8162492</text:p>
          </table:table-cell>
          <table:table-cell table:style-name="ce14" table:formula="of:=[pmu.E13]" office:value-type="float" office:value="5283671012" calcext:value-type="float">
            <text:p>5283671012</text:p>
          </table:table-cell>
          <table:table-cell table:style-name="ce14" table:formula="of:=[pmu.F13]" office:value-type="float" office:value="51981704152" calcext:value-type="float">
            <text:p>51981704152</text:p>
          </table:table-cell>
          <table:table-cell table:style-name="ce14" table:formula="of:=[pmu.G13]" office:value-type="float" office:value="15953257917" calcext:value-type="float">
            <text:p>15953257917</text:p>
          </table:table-cell>
          <table:table-cell/>
          <table:table-cell table:style-name="ce18" table:formula="of:=[.I19]/[.H19]" office:value-type="float" office:value="0.306901402661809" calcext:value-type="float">
            <text:p>0,31</text:p>
          </table:table-cell>
          <table:table-cell table:style-name="ce21" table:formula="of:=[.F19]/[.G19]" office:value-type="percentage" office:value="0.00154485242958197" calcext:value-type="percentage">
            <text:p>0,2%</text:p>
          </table:table-cell>
          <table:table-cell table:style-name="ce24" table:formula="of:=['stats2-ht1'.D7]" office:value-type="float" office:value="37.6475" calcext:value-type="float">
            <text:p>37,648</text:p>
          </table:table-cell>
          <table:table-cell table:style-name="ce24" table:formula="of:=['stats2-ht1'.B7]+['stats2-ht1'.C7]" office:value-type="float" office:value="75.166848" calcext:value-type="float">
            <text:p>75,167</text:p>
          </table:table-cell>
          <table:table-cell table:style-name="ce27" table:formula="of:=[.N26]/([.M26]*[.C19])" office:value-type="percentage" office:value="0.987592444782466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4]" office:value-type="float" office:value="2" calcext:value-type="float">
            <text:p>2</text:p>
          </table:table-cell>
          <table:table-cell table:style-name="ce14" table:formula="of:=[pmu.B14]" office:value-type="float" office:value="1" calcext:value-type="float">
            <text:p>1</text:p>
          </table:table-cell>
          <table:table-cell table:style-name="ce14" table:formula="of:=[pmu.C14]" office:value-type="string" office:string-value="slow_e" calcext:value-type="string">
            <text:p>slow_e</text:p>
          </table:table-cell>
          <table:table-cell table:style-name="ce14" table:formula="of:=[pmu.D14]" office:value-type="float" office:value="391765594" calcext:value-type="float">
            <text:p>391765594</text:p>
          </table:table-cell>
          <table:table-cell table:style-name="ce14" table:formula="of:=[pmu.E14]" office:value-type="float" office:value="690724923" calcext:value-type="float">
            <text:p>690724923</text:p>
          </table:table-cell>
          <table:table-cell table:style-name="ce14" table:formula="of:=[pmu.F14]" office:value-type="float" office:value="7221818966" calcext:value-type="float">
            <text:p>7221818966</text:p>
          </table:table-cell>
          <table:table-cell table:style-name="ce14" table:formula="of:=[pmu.G14]" office:value-type="float" office:value="5133071995" calcext:value-type="float">
            <text:p>5133071995</text:p>
          </table:table-cell>
          <table:table-cell/>
          <table:table-cell table:style-name="ce18" table:formula="of:=[.I20]/[.H20]" office:value-type="float" office:value="0.710772731796002" calcext:value-type="float">
            <text:p>0,71</text:p>
          </table:table-cell>
          <table:table-cell table:style-name="ce21" table:formula="of:=[.F20]/[.G20]" office:value-type="percentage" office:value="0.567180336129264" calcext:value-type="percentage">
            <text:p>56,7%</text:p>
          </table:table-cell>
          <table:table-cell table:style-name="ce24" table:formula="of:=['stats2-ht1'.D8]" office:value-type="float" office:value="1.218746" calcext:value-type="float">
            <text:p>1,219</text:p>
          </table:table-cell>
          <table:table-cell table:style-name="ce24" table:formula="of:=['stats2-ht1'.B8]+['stats2-ht1'.C8]" office:value-type="float" office:value="2.425028" calcext:value-type="float">
            <text:p>2,425</text:p>
          </table:table-cell>
          <table:table-cell table:style-name="ce27" table:formula="of:=[.N27]/([.M27]*[.C20])" office:value-type="percentage" office:value="0.97895587900469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15]" office:value-type="float" office:value="2" calcext:value-type="float">
            <text:p>2</text:p>
          </table:table-cell>
          <table:table-cell table:style-name="ce14" table:formula="of:=[pmu.B15]" office:value-type="float" office:value="1" calcext:value-type="float">
            <text:p>1</text:p>
          </table:table-cell>
          <table:table-cell table:style-name="ce14" table:formula="of:=[pmu.C15]" office:value-type="string" office:string-value="slow_f" calcext:value-type="string">
            <text:p>slow_f</text:p>
          </table:table-cell>
          <table:table-cell table:style-name="ce14" table:formula="of:=[pmu.D15]" office:value-type="float" office:value="7890445" calcext:value-type="float">
            <text:p>7890445</text:p>
          </table:table-cell>
          <table:table-cell table:style-name="ce14" table:formula="of:=[pmu.E15]" office:value-type="float" office:value="222052404" calcext:value-type="float">
            <text:p>222052404</text:p>
          </table:table-cell>
          <table:table-cell table:style-name="ce14" table:formula="of:=[pmu.F15]" office:value-type="float" office:value="1268675397" calcext:value-type="float">
            <text:p>1268675397</text:p>
          </table:table-cell>
          <table:table-cell table:style-name="ce14" table:formula="of:=[pmu.G15]" office:value-type="float" office:value="2226827802" calcext:value-type="float">
            <text:p>2226827802</text:p>
          </table:table-cell>
          <table:table-cell/>
          <table:table-cell table:style-name="ce18" table:formula="of:=[.I21]/[.H21]" office:value-type="float" office:value="1.75523842210995" calcext:value-type="float">
            <text:p>1,76</text:p>
          </table:table-cell>
          <table:table-cell table:style-name="ce21" table:formula="of:=[.F21]/[.G21]" office:value-type="percentage" office:value="0.0355341570632129" calcext:value-type="percentage">
            <text:p>3,6%</text:p>
          </table:table-cell>
          <table:table-cell table:style-name="ce24" table:formula="of:=['stats2-ht1'.D9]" office:value-type="float" office:value="0.125804" calcext:value-type="float">
            <text:p>0,126</text:p>
          </table:table-cell>
          <table:table-cell table:style-name="ce24" table:formula="of:=['stats2-ht1'.B9]+['stats2-ht1'.C9]" office:value-type="float" office:value="0.207328" calcext:value-type="float">
            <text:p>0,207</text:p>
          </table:table-cell>
          <table:table-cell table:style-name="ce27" table:formula="of:=[.N28]/([.M28]*[.C21])" office:value-type="percentage" office:value="0.746801028880279" calcext:value-type="percentage">
            <text:p>75%</text:p>
          </table:table-cell>
        </table:table-row>
        <table:table-row table:style-name="ro1">
          <table:table-cell table:number-columns-repeated="2"/>
          <table:table-cell table:style-name="ce14" table:formula="of:=[pmu.A16]" office:value-type="float" office:value="2" calcext:value-type="float">
            <text:p>2</text:p>
          </table:table-cell>
          <table:table-cell table:style-name="ce14" table:formula="of:=[pmu.B16]" office:value-type="float" office:value="0" calcext:value-type="float">
            <text:p>0</text:p>
          </table:table-cell>
          <table:table-cell table:style-name="ce14" table:formula="of:=[pmu.C16]" office:value-type="string" office:string-value="fast" calcext:value-type="string">
            <text:p>fast</text:p>
          </table:table-cell>
          <table:table-cell table:style-name="ce14" table:formula="of:=[pmu.D16]" office:value-type="float" office:value="41841" calcext:value-type="float">
            <text:p>41841</text:p>
          </table:table-cell>
          <table:table-cell table:style-name="ce14" table:formula="of:=[pmu.E16]" office:value-type="float" office:value="190781261" calcext:value-type="float">
            <text:p>190781261</text:p>
          </table:table-cell>
          <table:table-cell table:style-name="ce14" table:formula="of:=[pmu.F16]" office:value-type="float" office:value="526149505" calcext:value-type="float">
            <text:p>526149505</text:p>
          </table:table-cell>
          <table:table-cell table:style-name="ce14" table:formula="of:=[pmu.G16]" office:value-type="float" office:value="632989616" calcext:value-type="float">
            <text:p>632989616</text:p>
          </table:table-cell>
          <table:table-cell/>
          <table:table-cell table:style-name="ce19" table:formula="of:=[.I22]/[.H22]" office:value-type="float" office:value="1.20306036589353" calcext:value-type="float">
            <text:p>1,20</text:p>
          </table:table-cell>
          <table:table-cell table:style-name="ce22" table:formula="of:=[.F22]/[.G22]" office:value-type="percentage" office:value="0.000219313992268874" calcext:value-type="percentage">
            <text:p>0,0%</text:p>
          </table:table-cell>
          <table:table-cell table:style-name="ce25" table:formula="of:=['stats2-ht0'.D3]" office:value-type="float" office:value="0.000018" calcext:value-type="float">
            <text:p>0,000</text:p>
          </table:table-cell>
          <table:table-cell table:style-name="ce25" table:formula="of:=['stats2-ht0'.B3]+['stats2-ht0'.C3]" office:value-type="float" office:value="0.000016" calcext:value-type="float">
            <text:p>0,000</text:p>
          </table:table-cell>
          <table:table-cell table:style-name="ce28" table:formula="of:=[.N22]/([.M22]*[.C22])" office:value-type="percentage" office:value="0.444444444444444" calcext:value-type="percentage">
            <text:p>44%</text:p>
          </table:table-cell>
        </table:table-row>
        <table:table-row table:style-name="ro1">
          <table:table-cell table:number-columns-repeated="2"/>
          <table:table-cell table:style-name="ce14" table:formula="of:=[pmu.A17]" office:value-type="float" office:value="2" calcext:value-type="float">
            <text:p>2</text:p>
          </table:table-cell>
          <table:table-cell table:style-name="ce14" table:formula="of:=[pmu.B17]" office:value-type="float" office:value="0" calcext:value-type="float">
            <text:p>0</text:p>
          </table:table-cell>
          <table:table-cell table:style-name="ce14" table:formula="of:=[pmu.C17]" office:value-type="string" office:string-value="slow_a" calcext:value-type="string">
            <text:p>slow_a</text:p>
          </table:table-cell>
          <table:table-cell table:style-name="ce14" table:formula="of:=[pmu.D17]" office:value-type="float" office:value="7878274" calcext:value-type="float">
            <text:p>7878274</text:p>
          </table:table-cell>
          <table:table-cell table:style-name="ce14" table:formula="of:=[pmu.E17]" office:value-type="float" office:value="2695793211" calcext:value-type="float">
            <text:p>2695793211</text:p>
          </table:table-cell>
          <table:table-cell table:style-name="ce14" table:formula="of:=[pmu.F17]" office:value-type="float" office:value="2533846734" calcext:value-type="float">
            <text:p>2533846734</text:p>
          </table:table-cell>
          <table:table-cell table:style-name="ce14" table:formula="of:=[pmu.G17]" office:value-type="float" office:value="6673028702" calcext:value-type="float">
            <text:p>6673028702</text:p>
          </table:table-cell>
          <table:table-cell/>
          <table:table-cell table:style-name="ce19" table:formula="of:=[.I23]/[.H23]" office:value-type="float" office:value="2.63355656538301" calcext:value-type="float">
            <text:p>2,63</text:p>
          </table:table-cell>
          <table:table-cell table:style-name="ce22" table:formula="of:=[.F23]/[.G23]" office:value-type="percentage" office:value="0.00292243261384191" calcext:value-type="percentage">
            <text:p>0,3%</text:p>
          </table:table-cell>
          <table:table-cell table:style-name="ce25" table:formula="of:=['stats2-ht0'.D4]" office:value-type="float" office:value="0.268419" calcext:value-type="float">
            <text:p>0,268</text:p>
          </table:table-cell>
          <table:table-cell table:style-name="ce25" table:formula="of:=['stats2-ht0'.B4]+['stats2-ht0'.C4]" office:value-type="float" office:value="0.533578" calcext:value-type="float">
            <text:p>0,534</text:p>
          </table:table-cell>
          <table:table-cell table:style-name="ce28" table:formula="of:=[.N23]/([.M23]*[.C23])" office:value-type="percentage" office:value="0.993927404542898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8]" office:value-type="float" office:value="2" calcext:value-type="float">
            <text:p>2</text:p>
          </table:table-cell>
          <table:table-cell table:style-name="ce14" table:formula="of:=[pmu.B18]" office:value-type="float" office:value="0" calcext:value-type="float">
            <text:p>0</text:p>
          </table:table-cell>
          <table:table-cell table:style-name="ce14" table:formula="of:=[pmu.C18]" office:value-type="string" office:string-value="slow_b" calcext:value-type="string">
            <text:p>slow_b</text:p>
          </table:table-cell>
          <table:table-cell table:style-name="ce14" table:formula="of:=[pmu.D18]" office:value-type="float" office:value="255691055" calcext:value-type="float">
            <text:p>255691055</text:p>
          </table:table-cell>
          <table:table-cell table:style-name="ce14" table:formula="of:=[pmu.E18]" office:value-type="float" office:value="1190746774" calcext:value-type="float">
            <text:p>1190746774</text:p>
          </table:table-cell>
          <table:table-cell table:style-name="ce14" table:formula="of:=[pmu.F18]" office:value-type="float" office:value="23260150595" calcext:value-type="float">
            <text:p>23260150595</text:p>
          </table:table-cell>
          <table:table-cell table:style-name="ce14" table:formula="of:=[pmu.G18]" office:value-type="float" office:value="4633071661" calcext:value-type="float">
            <text:p>4633071661</text:p>
          </table:table-cell>
          <table:table-cell/>
          <table:table-cell table:style-name="ce19" table:formula="of:=[.I24]/[.H24]" office:value-type="float" office:value="0.199184938295108" calcext:value-type="float">
            <text:p>0,20</text:p>
          </table:table-cell>
          <table:table-cell table:style-name="ce22" table:formula="of:=[.F24]/[.G24]" office:value-type="percentage" office:value="0.214731679802141" calcext:value-type="percentage">
            <text:p>21,5%</text:p>
          </table:table-cell>
          <table:table-cell table:style-name="ce25" table:formula="of:=['stats2-ht0'.D5]" office:value-type="float" office:value="1.702465" calcext:value-type="float">
            <text:p>1,702</text:p>
          </table:table-cell>
          <table:table-cell table:style-name="ce25" table:formula="of:=['stats2-ht0'.B5]+['stats2-ht0'.C5]" office:value-type="float" office:value="3.334654" calcext:value-type="float">
            <text:p>3,335</text:p>
          </table:table-cell>
          <table:table-cell table:style-name="ce28" table:formula="of:=[.N24]/([.M24]*[.C24])" office:value-type="percentage" office:value="0.979360515487837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19]" office:value-type="float" office:value="2" calcext:value-type="float">
            <text:p>2</text:p>
          </table:table-cell>
          <table:table-cell table:style-name="ce14" table:formula="of:=[pmu.B19]" office:value-type="float" office:value="0" calcext:value-type="float">
            <text:p>0</text:p>
          </table:table-cell>
          <table:table-cell table:style-name="ce14" table:formula="of:=[pmu.C19]" office:value-type="string" office:string-value="slow_c" calcext:value-type="string">
            <text:p>slow_c</text:p>
          </table:table-cell>
          <table:table-cell table:style-name="ce14" table:formula="of:=[pmu.D19]" office:value-type="float" office:value="626906600" calcext:value-type="float">
            <text:p>626906600</text:p>
          </table:table-cell>
          <table:table-cell table:style-name="ce14" table:formula="of:=[pmu.E19]" office:value-type="float" office:value="1689503360" calcext:value-type="float">
            <text:p>1689503360</text:p>
          </table:table-cell>
          <table:table-cell table:style-name="ce14" table:formula="of:=[pmu.F19]" office:value-type="float" office:value="101953077935" calcext:value-type="float">
            <text:p>101953077935</text:p>
          </table:table-cell>
          <table:table-cell table:style-name="ce14" table:formula="of:=[pmu.G19]" office:value-type="float" office:value="5133055678" calcext:value-type="float">
            <text:p>5133055678</text:p>
          </table:table-cell>
          <table:table-cell/>
          <table:table-cell table:style-name="ce19" table:formula="of:=[.I25]/[.H25]" office:value-type="float" office:value="0.0503472360223648" calcext:value-type="float">
            <text:p>0,05</text:p>
          </table:table-cell>
          <table:table-cell table:style-name="ce22" table:formula="of:=[.F25]/[.G25]" office:value-type="percentage" office:value="0.371059694134021" calcext:value-type="percentage">
            <text:p>37,1%</text:p>
          </table:table-cell>
          <table:table-cell table:style-name="ce25" table:formula="of:=['stats2-ht0'.D6]" office:value-type="float" office:value="12.294574" calcext:value-type="float">
            <text:p>12,295</text:p>
          </table:table-cell>
          <table:table-cell table:style-name="ce25" table:formula="of:=['stats2-ht0'.B6]+['stats2-ht0'.C6]" office:value-type="float" office:value="24.252763" calcext:value-type="float">
            <text:p>24,253</text:p>
          </table:table-cell>
          <table:table-cell table:style-name="ce28" table:formula="of:=[.N25]/([.M25]*[.C25])" office:value-type="percentage" office:value="0.986319778139527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20]" office:value-type="float" office:value="2" calcext:value-type="float">
            <text:p>2</text:p>
          </table:table-cell>
          <table:table-cell table:style-name="ce14" table:formula="of:=[pmu.B20]" office:value-type="float" office:value="0" calcext:value-type="float">
            <text:p>0</text:p>
          </table:table-cell>
          <table:table-cell table:style-name="ce14" table:formula="of:=[pmu.C20]" office:value-type="string" office:string-value="slow_d" calcext:value-type="string">
            <text:p>slow_d</text:p>
          </table:table-cell>
          <table:table-cell table:style-name="ce14" table:formula="of:=[pmu.D20]" office:value-type="float" office:value="715922347" calcext:value-type="float">
            <text:p>715922347</text:p>
          </table:table-cell>
          <table:table-cell table:style-name="ce14" table:formula="of:=[pmu.E20]" office:value-type="float" office:value="5145030506" calcext:value-type="float">
            <text:p>5145030506</text:p>
          </table:table-cell>
          <table:table-cell table:style-name="ce14" table:formula="of:=[pmu.F20]" office:value-type="float" office:value="97710463438" calcext:value-type="float">
            <text:p>97710463438</text:p>
          </table:table-cell>
          <table:table-cell table:style-name="ce14" table:formula="of:=[pmu.G20]" office:value-type="float" office:value="14827460264" calcext:value-type="float">
            <text:p>14827460264</text:p>
          </table:table-cell>
          <table:table-cell/>
          <table:table-cell table:style-name="ce19" table:formula="of:=[.I26]/[.H26]" office:value-type="float" office:value="0.151748950340497" calcext:value-type="float">
            <text:p>0,15</text:p>
          </table:table-cell>
          <table:table-cell table:style-name="ce22" table:formula="of:=[.F26]/[.G26]" office:value-type="percentage" office:value="0.139148319172279" calcext:value-type="percentage">
            <text:p>13,9%</text:p>
          </table:table-cell>
          <table:table-cell table:style-name="ce25" table:formula="of:=['stats2-ht0'.D7]" office:value-type="float" office:value="33.168178" calcext:value-type="float">
            <text:p>33,168</text:p>
          </table:table-cell>
          <table:table-cell table:style-name="ce25" table:formula="of:=['stats2-ht0'.B7]+['stats2-ht0'.C7]" office:value-type="float" office:value="65.513284" calcext:value-type="float">
            <text:p>65,513</text:p>
          </table:table-cell>
          <table:table-cell table:style-name="ce28" table:formula="of:=[.N26]/([.M26]*[.C26])" office:value-type="percentage" office:value="0.987592444782466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21]" office:value-type="float" office:value="2" calcext:value-type="float">
            <text:p>2</text:p>
          </table:table-cell>
          <table:table-cell table:style-name="ce14" table:formula="of:=[pmu.B21]" office:value-type="float" office:value="0" calcext:value-type="float">
            <text:p>0</text:p>
          </table:table-cell>
          <table:table-cell table:style-name="ce14" table:formula="of:=[pmu.C21]" office:value-type="string" office:string-value="slow_e" calcext:value-type="string">
            <text:p>slow_e</text:p>
          </table:table-cell>
          <table:table-cell table:style-name="ce14" table:formula="of:=[pmu.D21]" office:value-type="float" office:value="699593543" calcext:value-type="float">
            <text:p>699593543</text:p>
          </table:table-cell>
          <table:table-cell table:style-name="ce14" table:formula="of:=[pmu.E21]" office:value-type="float" office:value="689131503" calcext:value-type="float">
            <text:p>689131503</text:p>
          </table:table-cell>
          <table:table-cell table:style-name="ce14" table:formula="of:=[pmu.F21]" office:value-type="float" office:value="9349488773" calcext:value-type="float">
            <text:p>9349488773</text:p>
          </table:table-cell>
          <table:table-cell table:style-name="ce14" table:formula="of:=[pmu.G21]" office:value-type="float" office:value="5133072562" calcext:value-type="float">
            <text:p>5133072562</text:p>
          </table:table-cell>
          <table:table-cell/>
          <table:table-cell table:style-name="ce19" table:formula="of:=[.I27]/[.H27]" office:value-type="float" office:value="0.549021736549231" calcext:value-type="float">
            <text:p>0,55</text:p>
          </table:table-cell>
          <table:table-cell table:style-name="ce22" table:formula="of:=[.F27]/[.G27]" office:value-type="percentage" office:value="1.01518148561553" calcext:value-type="percentage">
            <text:p>101,5%</text:p>
          </table:table-cell>
          <table:table-cell table:style-name="ce25" table:formula="of:=['stats2-ht0'.D8]" office:value-type="float" office:value="1.892999" calcext:value-type="float">
            <text:p>1,893</text:p>
          </table:table-cell>
          <table:table-cell table:style-name="ce25" table:formula="of:=['stats2-ht0'.B8]+['stats2-ht0'.C8]" office:value-type="float" office:value="3.706325" calcext:value-type="float">
            <text:p>3,706</text:p>
          </table:table-cell>
          <table:table-cell table:style-name="ce28" table:formula="of:=[.N27]/([.M27]*[.C27])" office:value-type="percentage" office:value="0.97895587900469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22]" office:value-type="float" office:value="2" calcext:value-type="float">
            <text:p>2</text:p>
          </table:table-cell>
          <table:table-cell table:style-name="ce14" table:formula="of:=[pmu.B22]" office:value-type="float" office:value="0" calcext:value-type="float">
            <text:p>0</text:p>
          </table:table-cell>
          <table:table-cell table:style-name="ce14" table:formula="of:=[pmu.C22]" office:value-type="string" office:string-value="slow_f" calcext:value-type="string">
            <text:p>slow_f</text:p>
          </table:table-cell>
          <table:table-cell table:style-name="ce14" table:formula="of:=[pmu.D22]" office:value-type="float" office:value="7888324" calcext:value-type="float">
            <text:p>7888324</text:p>
          </table:table-cell>
          <table:table-cell table:style-name="ce14" table:formula="of:=[pmu.E22]" office:value-type="float" office:value="222052415" calcext:value-type="float">
            <text:p>222052415</text:p>
          </table:table-cell>
          <table:table-cell table:style-name="ce14" table:formula="of:=[pmu.F22]" office:value-type="float" office:value="1006594613" calcext:value-type="float">
            <text:p>1006594613</text:p>
          </table:table-cell>
          <table:table-cell table:style-name="ce14" table:formula="of:=[pmu.G22]" office:value-type="float" office:value="2226827832" calcext:value-type="float">
            <text:p>2226827832</text:p>
          </table:table-cell>
          <table:table-cell/>
          <table:table-cell table:style-name="ce19" table:formula="of:=[.I28]/[.H28]" office:value-type="float" office:value="2.21223897211538" calcext:value-type="float">
            <text:p>2,21</text:p>
          </table:table-cell>
          <table:table-cell table:style-name="ce22" table:formula="of:=[.F28]/[.G28]" office:value-type="percentage" office:value="0.0355246035040871" calcext:value-type="percentage">
            <text:p>3,6%</text:p>
          </table:table-cell>
          <table:table-cell table:style-name="ce25" table:formula="of:=['stats2-ht0'.D9]" office:value-type="float" office:value="0.092139" calcext:value-type="float">
            <text:p>0,092</text:p>
          </table:table-cell>
          <table:table-cell table:style-name="ce25" table:formula="of:=['stats2-ht0'.B9]+['stats2-ht0'.C9]" office:value-type="float" office:value="0.137619" calcext:value-type="float">
            <text:p>0,138</text:p>
          </table:table-cell>
          <table:table-cell table:style-name="ce28" table:formula="of:=[.N28]/([.M28]*[.C28])" office:value-type="percentage" office:value="0.746801028880279" calcext:value-type="percentage">
            <text:p>75%</text:p>
          </table:table-cell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mu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5">
          <table:table-cell office:value-type="string" calcext:value-type="string">
            <text:p>threa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L1-dcache-load-misses</text:p>
          </table:table-cell>
          <table:table-cell office:value-type="string" calcext:value-type="string">
            <text:p>L1-dcache-load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s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41333" calcext:value-type="float">
            <text:p>41333</text:p>
          </table:table-cell>
          <table:table-cell office:value-type="float" office:value="190779495" calcext:value-type="float">
            <text:p>190779495</text:p>
          </table:table-cell>
          <table:table-cell office:value-type="float" office:value="252591602" calcext:value-type="float">
            <text:p>252591602</text:p>
          </table:table-cell>
          <table:table-cell office:value-type="float" office:value="612983344" calcext:value-type="float">
            <text:p>612983344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7879668" calcext:value-type="float">
            <text:p>7879668</text:p>
          </table:table-cell>
          <table:table-cell office:value-type="float" office:value="2695790446" calcext:value-type="float">
            <text:p>2695790446</text:p>
          </table:table-cell>
          <table:table-cell office:value-type="float" office:value="2252054596" calcext:value-type="float">
            <text:p>2252054596</text:p>
          </table:table-cell>
          <table:table-cell office:value-type="float" office:value="6653024654" calcext:value-type="float">
            <text:p>6653024654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7884853" calcext:value-type="float">
            <text:p>7884853</text:p>
          </table:table-cell>
          <table:table-cell office:value-type="float" office:value="1190359393" calcext:value-type="float">
            <text:p>1190359393</text:p>
          </table:table-cell>
          <table:table-cell office:value-type="float" office:value="3079995305" calcext:value-type="float">
            <text:p>3079995305</text:p>
          </table:table-cell>
          <table:table-cell office:value-type="float" office:value="4613048879" calcext:value-type="float">
            <text:p>4613048879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7902979" calcext:value-type="float">
            <text:p>7902979</text:p>
          </table:table-cell>
          <table:table-cell office:value-type="float" office:value="1690792778" calcext:value-type="float">
            <text:p>1690792778</text:p>
          </table:table-cell>
          <table:table-cell office:value-type="float" office:value="12747117554" calcext:value-type="float">
            <text:p>12747117554</text:p>
          </table:table-cell>
          <table:table-cell office:value-type="float" office:value="5113027928" calcext:value-type="float">
            <text:p>5113027928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7919087" calcext:value-type="float">
            <text:p>7919087</text:p>
          </table:table-cell>
          <table:table-cell office:value-type="float" office:value="4690793172" calcext:value-type="float">
            <text:p>4690793172</text:p>
          </table:table-cell>
          <table:table-cell office:value-type="float" office:value="25296030001" calcext:value-type="float">
            <text:p>25296030001</text:p>
          </table:table-cell>
          <table:table-cell office:value-type="float" office:value="11613033983" calcext:value-type="float">
            <text:p>11613033983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502613292" calcext:value-type="float">
            <text:p>502613292</text:p>
          </table:table-cell>
          <table:table-cell office:value-type="float" office:value="690536164" calcext:value-type="float">
            <text:p>690536164</text:p>
          </table:table-cell>
          <table:table-cell office:value-type="float" office:value="4971409285" calcext:value-type="float">
            <text:p>4971409285</text:p>
          </table:table-cell>
          <table:table-cell office:value-type="float" office:value="5113066662" calcext:value-type="float">
            <text:p>5113066662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7873323" calcext:value-type="float">
            <text:p>7873323</text:p>
          </table:table-cell>
          <table:table-cell office:value-type="float" office:value="222046047" calcext:value-type="float">
            <text:p>222046047</text:p>
          </table:table-cell>
          <table:table-cell office:value-type="float" office:value="719816145" calcext:value-type="float">
            <text:p>719816145</text:p>
          </table:table-cell>
          <table:table-cell office:value-type="float" office:value="2206801726" calcext:value-type="float">
            <text:p>2206801726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42550" calcext:value-type="float">
            <text:p>42550</text:p>
          </table:table-cell>
          <table:table-cell office:value-type="float" office:value="190781644" calcext:value-type="float">
            <text:p>190781644</text:p>
          </table:table-cell>
          <table:table-cell office:value-type="float" office:value="525943421" calcext:value-type="float">
            <text:p>525943421</text:p>
          </table:table-cell>
          <table:table-cell office:value-type="float" office:value="632991473" calcext:value-type="float">
            <text:p>632991473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a</text:p>
          </table:table-cell>
          <table:table-cell office:value-type="float" office:value="7884217" calcext:value-type="float">
            <text:p>7884217</text:p>
          </table:table-cell>
          <table:table-cell office:value-type="float" office:value="2695793312" calcext:value-type="float">
            <text:p>2695793312</text:p>
          </table:table-cell>
          <table:table-cell office:value-type="float" office:value="4461236445" calcext:value-type="float">
            <text:p>4461236445</text:p>
          </table:table-cell>
          <table:table-cell office:value-type="float" office:value="6673029357" calcext:value-type="float">
            <text:p>6673029357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b</text:p>
          </table:table-cell>
          <table:table-cell office:value-type="float" office:value="15226803" calcext:value-type="float">
            <text:p>15226803</text:p>
          </table:table-cell>
          <table:table-cell office:value-type="float" office:value="1190741757" calcext:value-type="float">
            <text:p>1190741757</text:p>
          </table:table-cell>
          <table:table-cell office:value-type="float" office:value="11792699413" calcext:value-type="float">
            <text:p>11792699413</text:p>
          </table:table-cell>
          <table:table-cell office:value-type="float" office:value="4633071888" calcext:value-type="float">
            <text:p>4633071888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c</text:p>
          </table:table-cell>
          <table:table-cell office:value-type="float" office:value="7924485" calcext:value-type="float">
            <text:p>7924485</text:p>
          </table:table-cell>
          <table:table-cell office:value-type="float" office:value="1690797155" calcext:value-type="float">
            <text:p>1690797155</text:p>
          </table:table-cell>
          <table:table-cell office:value-type="float" office:value="26868892274" calcext:value-type="float">
            <text:p>26868892274</text:p>
          </table:table-cell>
          <table:table-cell office:value-type="float" office:value="5133035819" calcext:value-type="float">
            <text:p>5133035819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d</text:p>
          </table:table-cell>
          <table:table-cell office:value-type="float" office:value="8162492" calcext:value-type="float">
            <text:p>8162492</text:p>
          </table:table-cell>
          <table:table-cell office:value-type="float" office:value="5283671012" calcext:value-type="float">
            <text:p>5283671012</text:p>
          </table:table-cell>
          <table:table-cell office:value-type="float" office:value="51981704152" calcext:value-type="float">
            <text:p>51981704152</text:p>
          </table:table-cell>
          <table:table-cell office:value-type="float" office:value="15953257917" calcext:value-type="float">
            <text:p>15953257917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e</text:p>
          </table:table-cell>
          <table:table-cell office:value-type="float" office:value="391765594" calcext:value-type="float">
            <text:p>391765594</text:p>
          </table:table-cell>
          <table:table-cell office:value-type="float" office:value="690724923" calcext:value-type="float">
            <text:p>690724923</text:p>
          </table:table-cell>
          <table:table-cell office:value-type="float" office:value="7221818966" calcext:value-type="float">
            <text:p>7221818966</text:p>
          </table:table-cell>
          <table:table-cell office:value-type="float" office:value="5133071995" calcext:value-type="float">
            <text:p>5133071995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f</text:p>
          </table:table-cell>
          <table:table-cell office:value-type="float" office:value="7890445" calcext:value-type="float">
            <text:p>7890445</text:p>
          </table:table-cell>
          <table:table-cell office:value-type="float" office:value="222052404" calcext:value-type="float">
            <text:p>222052404</text:p>
          </table:table-cell>
          <table:table-cell office:value-type="float" office:value="1268675397" calcext:value-type="float">
            <text:p>1268675397</text:p>
          </table:table-cell>
          <table:table-cell office:value-type="float" office:value="2226827802" calcext:value-type="float">
            <text:p>2226827802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41841" calcext:value-type="float">
            <text:p>41841</text:p>
          </table:table-cell>
          <table:table-cell office:value-type="float" office:value="190781261" calcext:value-type="float">
            <text:p>190781261</text:p>
          </table:table-cell>
          <table:table-cell office:value-type="float" office:value="526149505" calcext:value-type="float">
            <text:p>526149505</text:p>
          </table:table-cell>
          <table:table-cell office:value-type="float" office:value="632989616" calcext:value-type="float">
            <text:p>632989616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7878274" calcext:value-type="float">
            <text:p>7878274</text:p>
          </table:table-cell>
          <table:table-cell office:value-type="float" office:value="2695793211" calcext:value-type="float">
            <text:p>2695793211</text:p>
          </table:table-cell>
          <table:table-cell office:value-type="float" office:value="2533846734" calcext:value-type="float">
            <text:p>2533846734</text:p>
          </table:table-cell>
          <table:table-cell office:value-type="float" office:value="6673028702" calcext:value-type="float">
            <text:p>6673028702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255691055" calcext:value-type="float">
            <text:p>255691055</text:p>
          </table:table-cell>
          <table:table-cell office:value-type="float" office:value="1190746774" calcext:value-type="float">
            <text:p>1190746774</text:p>
          </table:table-cell>
          <table:table-cell office:value-type="float" office:value="23260150595" calcext:value-type="float">
            <text:p>23260150595</text:p>
          </table:table-cell>
          <table:table-cell office:value-type="float" office:value="4633071661" calcext:value-type="float">
            <text:p>4633071661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626906600" calcext:value-type="float">
            <text:p>626906600</text:p>
          </table:table-cell>
          <table:table-cell office:value-type="float" office:value="1689503360" calcext:value-type="float">
            <text:p>1689503360</text:p>
          </table:table-cell>
          <table:table-cell office:value-type="float" office:value="101953077935" calcext:value-type="float">
            <text:p>101953077935</text:p>
          </table:table-cell>
          <table:table-cell office:value-type="float" office:value="5133055678" calcext:value-type="float">
            <text:p>5133055678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715922347" calcext:value-type="float">
            <text:p>715922347</text:p>
          </table:table-cell>
          <table:table-cell office:value-type="float" office:value="5145030506" calcext:value-type="float">
            <text:p>5145030506</text:p>
          </table:table-cell>
          <table:table-cell office:value-type="float" office:value="97710463438" calcext:value-type="float">
            <text:p>97710463438</text:p>
          </table:table-cell>
          <table:table-cell office:value-type="float" office:value="14827460264" calcext:value-type="float">
            <text:p>14827460264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699593543" calcext:value-type="float">
            <text:p>699593543</text:p>
          </table:table-cell>
          <table:table-cell office:value-type="float" office:value="689131503" calcext:value-type="float">
            <text:p>689131503</text:p>
          </table:table-cell>
          <table:table-cell office:value-type="float" office:value="9349488773" calcext:value-type="float">
            <text:p>9349488773</text:p>
          </table:table-cell>
          <table:table-cell office:value-type="float" office:value="5133072562" calcext:value-type="float">
            <text:p>5133072562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7888324" calcext:value-type="float">
            <text:p>7888324</text:p>
          </table:table-cell>
          <table:table-cell office:value-type="float" office:value="222052415" calcext:value-type="float">
            <text:p>222052415</text:p>
          </table:table-cell>
          <table:table-cell office:value-type="float" office:value="1006594613" calcext:value-type="float">
            <text:p>1006594613</text:p>
          </table:table-cell>
          <table:table-cell office:value-type="float" office:value="2226827832" calcext:value-type="float">
            <text:p>2226827832</text:p>
          </table:table-cell>
          <table:table-cell table:number-columns-repeated="3"/>
        </table:table-row>
      </table:table>
      <table:table table:name="stats1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default-cell-style-name="Default"/>
        <table:table-row table:style-name="ro5">
          <table:table-cell office:value-type="string" calcext:value-type="string">
            <text:p>EXPERIMENT thread=1 width=100 height=100000 repeat=25 hyperthread=0 size(Mib)=3814.697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fast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a</text:p>
          </table:table-cell>
          <table:table-cell office:value-type="float" office:value="0.525884" calcext:value-type="float">
            <text:p>0,525884</text:p>
          </table:table-cell>
          <table:table-cell office:value-type="float" office:value="0.001015" calcext:value-type="float">
            <text:p>0,001015</text:p>
          </table:table-cell>
          <table:table-cell office:value-type="float" office:value="0.527578" calcext:value-type="float">
            <text:p>0,527578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b</text:p>
          </table:table-cell>
          <table:table-cell office:value-type="float" office:value="0.751967" calcext:value-type="float">
            <text:p>0,7519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753023" calcext:value-type="float">
            <text:p>0,753023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c</text:p>
          </table:table-cell>
          <table:table-cell office:value-type="float" office:value="3.19216" calcext:value-type="float">
            <text:p>3,1921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3.195512" calcext:value-type="float">
            <text:p>3,195512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d</text:p>
          </table:table-cell>
          <table:table-cell office:value-type="float" office:value="6.329526" calcext:value-type="float">
            <text:p>6,329526</text:p>
          </table:table-cell>
          <table:table-cell office:value-type="float" office:value="0" calcext:value-type="float">
            <text:p>0</text:p>
          </table:table-cell>
          <table:table-cell office:value-type="float" office:value="6.335589" calcext:value-type="float">
            <text:p>6,33558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e</text:p>
          </table:table-cell>
          <table:table-cell office:value-type="float" office:value="1.741233" calcext:value-type="float">
            <text:p>1,741233</text:p>
          </table:table-cell>
          <table:table-cell office:value-type="float" office:value="0" calcext:value-type="float">
            <text:p>0</text:p>
          </table:table-cell>
          <table:table-cell office:value-type="float" office:value="1.751319" calcext:value-type="float">
            <text:p>1,75131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f</text:p>
          </table:table-cell>
          <table:table-cell office:value-type="float" office:value="0.130383" calcext:value-type="float">
            <text:p>0,130383</text:p>
          </table:table-cell>
          <table:table-cell office:value-type="float" office:value="0" calcext:value-type="float">
            <text:p>0</text:p>
          </table:table-cell>
          <table:table-cell office:value-type="float" office:value="0.130611" calcext:value-type="float">
            <text:p>0,130611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0" table:style-name="ta1">
        <office:forms form:automatic-focus="false" form:apply-design-mode="false"/>
        <table:table-column table:style-name="co38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5">
          <table:table-cell office:value-type="string" calcext:value-type="string">
            <text:p>EXPERIMENT thread=2 width=100 height=100000 repeat=25 hyperthread=0 size(Mib)=3814.697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fast</text:p>
          </table:table-cell>
          <table:table-cell office:value-type="float" office:value="0.000016" calcext:value-type="float">
            <text:p>1,6E-05</text:p>
          </table:table-cell>
          <table:table-cell office:value-type="float" office:value="0" calcext:value-type="float">
            <text:p>0</text:p>
          </table:table-cell>
          <table:table-cell office:value-type="float" office:value="0.000018" calcext:value-type="float">
            <text:p>1,8E-0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a</text:p>
          </table:table-cell>
          <table:table-cell office:value-type="float" office:value="0.533578" calcext:value-type="float">
            <text:p>0,533578</text:p>
          </table:table-cell>
          <table:table-cell office:value-type="float" office:value="0" calcext:value-type="float">
            <text:p>0</text:p>
          </table:table-cell>
          <table:table-cell office:value-type="float" office:value="0.268419" calcext:value-type="float">
            <text:p>0,26841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b</text:p>
          </table:table-cell>
          <table:table-cell office:value-type="float" office:value="3.333656" calcext:value-type="float">
            <text:p>3,333656</text:p>
          </table:table-cell>
          <table:table-cell office:value-type="float" office:value="0.000998" calcext:value-type="float">
            <text:p>0,000998</text:p>
          </table:table-cell>
          <table:table-cell office:value-type="float" office:value="1.702465" calcext:value-type="float">
            <text:p>1,70246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c</text:p>
          </table:table-cell>
          <table:table-cell office:value-type="float" office:value="24.252763" calcext:value-type="float">
            <text:p>24,252763</text:p>
          </table:table-cell>
          <table:table-cell office:value-type="float" office:value="0" calcext:value-type="float">
            <text:p>0</text:p>
          </table:table-cell>
          <table:table-cell office:value-type="float" office:value="12.294574" calcext:value-type="float">
            <text:p>12,294574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d</text:p>
          </table:table-cell>
          <table:table-cell office:value-type="float" office:value="35.233501" calcext:value-type="float">
            <text:p>35,233501</text:p>
          </table:table-cell>
          <table:table-cell office:value-type="float" office:value="30.279783" calcext:value-type="float">
            <text:p>30,279783</text:p>
          </table:table-cell>
          <table:table-cell office:value-type="float" office:value="33.168178" calcext:value-type="float">
            <text:p>33,168178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e</text:p>
          </table:table-cell>
          <table:table-cell office:value-type="float" office:value="3.706325" calcext:value-type="float">
            <text:p>3,706325</text:p>
          </table:table-cell>
          <table:table-cell office:value-type="float" office:value="0" calcext:value-type="float">
            <text:p>0</text:p>
          </table:table-cell>
          <table:table-cell office:value-type="float" office:value="1.892999" calcext:value-type="float">
            <text:p>1,89299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f</text:p>
          </table:table-cell>
          <table:table-cell office:value-type="float" office:value="0.137619" calcext:value-type="float">
            <text:p>0,137619</text:p>
          </table:table-cell>
          <table:table-cell office:value-type="float" office:value="0" calcext:value-type="float">
            <text:p>0</text:p>
          </table:table-cell>
          <table:table-cell office:value-type="float" office:value="0.092139" calcext:value-type="float">
            <text:p>0,092139</text:p>
          </table:table-cell>
          <table:table-cell table:number-columns-repeated="18"/>
        </table:table-row>
        <table:table-row table:style-name="ro1" table:number-rows-repeated="24">
          <table:table-cell table:number-columns-repeated="22"/>
        </table:table-row>
        <table:table-row table:style-name="ro5">
          <table:table-cell table:number-columns-repeated="22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1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5">
          <table:table-cell office:value-type="string" calcext:value-type="string">
            <text:p>EXPERIMENT thread=2 width=100 height=100000 repeat=25 hyperthread=1 size(Mib)=3814.697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fast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a</text:p>
          </table:table-cell>
          <table:table-cell office:value-type="float" office:value="1.021457" calcext:value-type="float">
            <text:p>1,02145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511576" calcext:value-type="float">
            <text:p>0,511576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b</text:p>
          </table:table-cell>
          <table:table-cell office:value-type="float" office:value="2.945882" calcext:value-type="float">
            <text:p>2,945882</text:p>
          </table:table-cell>
          <table:table-cell office:value-type="float" office:value="0" calcext:value-type="float">
            <text:p>0</text:p>
          </table:table-cell>
          <table:table-cell office:value-type="float" office:value="1.483448" calcext:value-type="float">
            <text:p>1,483448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c</text:p>
          </table:table-cell>
          <table:table-cell office:value-type="float" office:value="5.107601" calcext:value-type="float">
            <text:p>5,107601</text:p>
          </table:table-cell>
          <table:table-cell office:value-type="float" office:value="0" calcext:value-type="float">
            <text:p>0</text:p>
          </table:table-cell>
          <table:table-cell office:value-type="float" office:value="2.557686" calcext:value-type="float">
            <text:p>2,557686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d</text:p>
          </table:table-cell>
          <table:table-cell office:value-type="float" office:value="28.562668" calcext:value-type="float">
            <text:p>28,562668</text:p>
          </table:table-cell>
          <table:table-cell office:value-type="float" office:value="46.60418" calcext:value-type="float">
            <text:p>46,60418</text:p>
          </table:table-cell>
          <table:table-cell office:value-type="float" office:value="37.6475" calcext:value-type="float">
            <text:p>37,647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e</text:p>
          </table:table-cell>
          <table:table-cell office:value-type="float" office:value="2.425028" calcext:value-type="float">
            <text:p>2,425028</text:p>
          </table:table-cell>
          <table:table-cell office:value-type="float" office:value="0" calcext:value-type="float">
            <text:p>0</text:p>
          </table:table-cell>
          <table:table-cell office:value-type="float" office:value="1.218746" calcext:value-type="float">
            <text:p>1,218746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f</text:p>
          </table:table-cell>
          <table:table-cell office:value-type="float" office:value="0.207328" calcext:value-type="float">
            <text:p>0,207328</text:p>
          </table:table-cell>
          <table:table-cell office:value-type="float" office:value="0" calcext:value-type="float">
            <text:p>0</text:p>
          </table:table-cell>
          <table:table-cell office:value-type="float" office:value="0.125804" calcext:value-type="float">
            <text:p>0,125804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analyse.K32:analyse.L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currency-style style:name="N119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19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19P0"/>
    </number:currency-style>
    <number:percentage-style style:name="N120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00-00-00</text:date>, <text:time style:data-style-name="N2" text:time-value="16:10:19.502393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Giraldeau</meta:initial-creator>
    <meta:creation-date>2013-10-09T11:19:28</meta:creation-date>
    <meta:editing-duration>PT1H56M4S</meta:editing-duration>
    <meta:editing-cycles>5</meta:editing-cycles>
    <meta:generator>LibreOffice/6.0.6.1$Linux_X86_64 LibreOffice_project/00$Build-1</meta:generator>
    <dc:date>2018-11-02T19:08:39.132163405</dc:date>
    <meta:document-statistic meta:table-count="6" meta:cell-count="787" meta:object-count="0"/>
  </office:meta>
</office:document-meta>
</file>